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Courier New'"/>
  </office:font-face-decls>
  <office:automatic-styles>
    <style:style style:name="P1" style:family="paragraph" style:parent-style-name="Standard">
      <style:paragraph-properties fo:text-align="start" style:justify-single-word="false"/>
      <style:text-properties fo:font-size="12pt" fo:language="zxx" fo:country="none" style:text-underline-style="none" fo:font-weight="normal" officeooo:rsid="001ed1e4" officeooo:paragraph-rsid="001ed1e4" style:font-size-asian="10.5pt" style:language-asian="zxx" style:country-asian="none" style:font-weight-asian="normal" style:font-size-complex="12pt" style:language-complex="zxx" style:country-complex="none" style:font-weight-complex="normal"/>
    </style:style>
    <style:style style:name="P2" style:family="paragraph" style:parent-style-name="Standard">
      <style:paragraph-properties fo:text-align="start" style:justify-single-word="false"/>
      <style:text-properties fo:font-size="12pt" fo:language="zxx" fo:country="none" style:text-underline-style="none" fo:font-weight="normal" officeooo:rsid="001ed1e4" officeooo:paragraph-rsid="001fb488" style:font-size-asian="10.5pt" style:language-asian="zxx" style:country-asian="none" style:font-weight-asian="normal" style:font-size-complex="12pt" style:language-complex="zxx" style:country-complex="none" style:font-weight-complex="normal"/>
    </style:style>
    <style:style style:name="P3" style:family="paragraph" style:parent-style-name="Standard">
      <style:paragraph-properties fo:text-align="start" style:justify-single-word="false"/>
      <style:text-properties fo:font-size="12pt" fo:language="zxx" fo:country="none" style:text-underline-style="none" fo:font-weight="normal" officeooo:rsid="001fb488" officeooo:paragraph-rsid="001fb488"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start" style:justify-single-word="false"/>
      <style:text-properties fo:font-size="12pt" fo:language="zxx" fo:country="none" style:text-underline-style="none" fo:font-weight="normal" officeooo:rsid="0020a73a" officeooo:paragraph-rsid="0020a73a"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start" style:justify-single-word="false"/>
      <style:text-properties fo:font-size="12pt" fo:language="zxx" fo:country="none" style:text-underline-style="none" fo:font-weight="normal" officeooo:rsid="0020a73a" officeooo:paragraph-rsid="002a71f5"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text-align="start" style:justify-single-word="false"/>
      <style:text-properties fo:font-size="12pt" fo:language="zxx" fo:country="none" style:text-underline-style="none" fo:font-weight="normal" officeooo:rsid="0020a73a" officeooo:paragraph-rsid="002c9c14"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start" style:justify-single-word="false"/>
      <style:text-properties fo:font-size="12pt" fo:language="zxx" fo:country="none" style:text-underline-style="none" fo:font-weight="normal" officeooo:rsid="0020a73a" officeooo:paragraph-rsid="002d41d3"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start" style:justify-single-word="false"/>
      <style:text-properties fo:font-size="12pt" fo:language="zxx" fo:country="none" style:text-underline-style="none" fo:font-weight="normal" officeooo:rsid="0020a73a" officeooo:paragraph-rsid="002d48d3"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start" style:justify-single-word="false"/>
      <style:text-properties fo:font-size="12pt" fo:language="zxx" fo:country="none" style:text-underline-style="none" fo:font-weight="normal" officeooo:rsid="0020a73a" officeooo:paragraph-rsid="0030d548"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start" style:justify-single-word="false"/>
      <style:text-properties fo:font-size="12pt" fo:language="zxx" fo:country="none" style:text-underline-style="none" fo:font-weight="normal" officeooo:rsid="0020a73a" officeooo:paragraph-rsid="003465ae"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start" style:justify-single-word="false"/>
      <style:text-properties fo:font-size="12pt" fo:language="zxx" fo:country="none" style:text-underline-style="none" fo:font-weight="bold" officeooo:rsid="001ed1e4" officeooo:paragraph-rsid="001fb488" style:font-size-asian="10.5pt" style:language-asian="zxx" style:country-asian="none" style:font-weight-asian="bold" style:font-size-complex="12pt" style:language-complex="zxx" style:country-complex="none" style:font-weight-complex="bold"/>
    </style:style>
    <style:style style:name="P12" style:family="paragraph" style:parent-style-name="Standard">
      <style:paragraph-properties fo:text-align="start" style:justify-single-word="false"/>
      <style:text-properties fo:font-size="12pt" fo:language="zxx" fo:country="none" style:text-underline-style="none" fo:font-weight="bold" officeooo:rsid="001fb488" officeooo:paragraph-rsid="001fb488" style:font-size-asian="10.5pt" style:language-asian="zxx" style:country-asian="none" style:font-weight-asian="bold" style:font-size-complex="12pt" style:language-complex="zxx" style:country-complex="none"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1ed1e4" officeooo:paragraph-rsid="0021514c"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fa75c" style:font-size-asian="10.5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4fdad" style:font-size-asian="10.5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699d9" style:font-size-asian="10.5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71018" style:font-size-asian="10.5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cc267" style:font-size-asian="10.5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90b98"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a6deb"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44c0f9"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4908fa"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4d7276"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52c81d"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56126c" style:font-size-asian="10.5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59ae68"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1ed1e4" officeooo:paragraph-rsid="00360434"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360434" officeooo:paragraph-rsid="00360434" style:font-size-asian="10.5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3cc267" officeooo:paragraph-rsid="003cc267" style:font-size-asian="10.5pt" style:language-asian="zxx" style:country-asian="none" style:font-weight-asian="normal" style:font-size-complex="12pt" style:language-complex="zxx" style:country-complex="none"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3cc267" officeooo:paragraph-rsid="003fa75c" style:font-size-asian="10.5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3cc267" officeooo:paragraph-rsid="0041993b" style:font-size-asian="10.5pt" style:language-asian="zxx" style:country-asian="none" style:font-weight-asian="normal" style:font-size-complex="12pt" style:language-complex="zxx" style:country-complex="none"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423b3" officeooo:paragraph-rsid="004423b3" style:font-size-asian="10.5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4c0f9" officeooo:paragraph-rsid="0044c0f9" style:font-size-asian="10.5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66416" officeooo:paragraph-rsid="00466416" style:font-size-asian="10.5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908fa" officeooo:paragraph-rsid="004908fa" style:font-size-asian="10.5pt" style:language-asian="zxx" style:country-asian="none" style:font-weight-asian="normal" style:font-size-complex="12pt" style:language-complex="zxx" style:country-complex="none"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908fa" officeooo:paragraph-rsid="004f4bc0" style:font-size-asian="10.5pt" style:language-asian="zxx" style:country-asian="none" style:font-weight-asian="normal" style:font-size-complex="12pt" style:language-complex="zxx" style:country-complex="none"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908fa" officeooo:paragraph-rsid="0051366f" style:font-size-asian="10.5pt" style:language-asian="zxx" style:country-asian="none" style:font-weight-asian="normal" style:font-size-complex="12pt" style:language-complex="zxx" style:country-complex="none"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908fa" officeooo:paragraph-rsid="0052c81d" style:font-size-asian="10.5pt" style:language-asian="zxx" style:country-asian="none" style:font-weight-asian="normal" style:font-size-complex="12pt" style:language-complex="zxx" style:country-complex="none"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9d9ef" officeooo:paragraph-rsid="0049d9ef" style:font-size-asian="10.5pt" style:language-asian="zxx" style:country-asian="none" style:font-weight-asian="normal" style:font-size-complex="12pt" style:language-complex="zxx" style:country-complex="none"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b3555" officeooo:paragraph-rsid="004b3555" style:font-size-asian="10.5pt" style:language-asian="zxx" style:country-asian="none" style:font-weight-asian="normal" style:font-size-complex="12pt" style:language-complex="zxx" style:country-complex="none"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b3555" officeooo:paragraph-rsid="004d7276" style:font-size-asian="10.5pt" style:language-asian="zxx" style:country-asian="none" style:font-weight-asian="normal" style:font-size-complex="12pt" style:language-complex="zxx" style:country-complex="none"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b3555" officeooo:paragraph-rsid="0051366f" style:font-size-asian="10.5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f4bc0" officeooo:paragraph-rsid="004f4bc0" style:font-size-asian="10.5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46b7e" officeooo:paragraph-rsid="00546b7e" style:font-size-asian="10.5pt" style:language-asian="zxx" style:country-asian="none" style:font-weight-asian="normal" style:font-size-complex="12pt" style:language-complex="zxx" style:country-complex="none"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6126c" officeooo:paragraph-rsid="0056126c" style:font-size-asian="10.5pt" style:language-asian="zxx" style:country-asian="none" style:font-weight-asian="normal" style:font-size-complex="12pt" style:language-complex="zxx" style:country-complex="none"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6126c" officeooo:paragraph-rsid="005832b0" style:font-size-asian="10.5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832b0" officeooo:paragraph-rsid="005832b0" style:font-size-asian="10.5pt" style:language-asian="zxx" style:country-asian="none" style:font-weight-asian="normal" style:font-size-complex="12pt" style:language-complex="zxx" style:country-complex="none"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9ae68" officeooo:paragraph-rsid="0059ae68" style:font-size-asian="10.5pt" style:language-asian="zxx" style:country-asian="none" style:font-weight-asian="normal" style:font-size-complex="12pt" style:language-complex="zxx" style:country-complex="none"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2a71f5" officeooo:paragraph-rsid="00360434" style:font-size-asian="10.5pt" style:language-asian="zxx" style:country-asian="none" style:font-weight-asian="bold" style:font-size-complex="12pt" style:language-complex="zxx" style:country-complex="none" style:font-weight-complex="bold"/>
    </style:style>
    <style:style style:name="P5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20a73a" officeooo:paragraph-rsid="003a6deb" style:font-size-asian="10.5pt" style:language-asian="zxx" style:country-asian="none" style:font-weight-asian="bold" style:font-size-complex="12pt" style:language-complex="zxx" style:country-complex="none" style:font-weight-complex="bold"/>
    </style:style>
    <style:style style:name="P5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20a73a" officeooo:paragraph-rsid="003fa75c" style:font-size-asian="10.5pt" style:language-asian="zxx" style:country-asian="none" style:font-weight-asian="bold" style:font-size-complex="12pt" style:language-complex="zxx" style:country-complex="none" style:font-weight-complex="bold"/>
    </style:style>
    <style:style style:name="P52" style:family="paragraph" style:parent-style-name="Standard">
      <style:paragraph-properties fo:text-align="start" style:justify-single-word="false" fo:break-before="page"/>
      <style:text-properties fo:font-variant="normal" fo:text-transform="none" fo:color="#000000" loext:opacity="100%" style:font-name="Liberation Serif" fo:font-size="12pt" fo:letter-spacing="normal" fo:language="zxx" fo:country="none" fo:font-style="normal" style:text-underline-style="none" fo:font-weight="bold" officeooo:rsid="00390b98" officeooo:paragraph-rsid="003a6deb" style:font-size-asian="10.5pt" style:language-asian="zxx" style:country-asian="none" style:font-weight-asian="bold" style:font-size-complex="12pt" style:language-complex="zxx" style:country-complex="none" style:font-weight-complex="bold"/>
    </style:style>
    <style:style style:name="P5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90b98" officeooo:paragraph-rsid="003a6deb" style:font-size-asian="10.5pt" style:language-asian="zxx" style:country-asian="none" style:font-weight-asian="bold" style:font-size-complex="12pt" style:language-complex="zxx" style:country-complex="none" style:font-weight-complex="bold"/>
    </style:style>
    <style:style style:name="P5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90b98" officeooo:paragraph-rsid="003e2b2f" style:font-size-asian="10.5pt" style:language-asian="zxx" style:country-asian="none" style:font-weight-asian="bold" style:font-size-complex="12pt" style:language-complex="zxx" style:country-complex="none" style:font-weight-complex="bold"/>
    </style:style>
    <style:style style:name="P55" style:family="paragraph" style:parent-style-name="Standard">
      <style:paragraph-properties fo:text-align="start" style:justify-single-word="false" fo:break-before="page"/>
      <style:text-properties fo:font-variant="normal" fo:text-transform="none" fo:color="#000000" loext:opacity="100%" style:font-name="Liberation Serif" fo:font-size="12pt" fo:letter-spacing="normal" fo:language="zxx" fo:country="none" fo:font-style="normal" style:text-underline-style="none" fo:font-weight="bold" officeooo:rsid="00390b98" officeooo:paragraph-rsid="003fa75c" style:font-size-asian="10.5pt" style:language-asian="zxx" style:country-asian="none" style:font-weight-asian="bold" style:font-size-complex="12pt" style:language-complex="zxx" style:country-complex="none" style:font-weight-complex="bold"/>
    </style:style>
    <style:style style:name="P5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90b98" officeooo:paragraph-rsid="003fa75c" style:font-size-asian="10.5pt" style:language-asian="zxx" style:country-asian="none" style:font-weight-asian="bold" style:font-size-complex="12pt" style:language-complex="zxx" style:country-complex="none" style:font-weight-complex="bold"/>
    </style:style>
    <style:style style:name="P5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699d9" officeooo:paragraph-rsid="003e2b2f" style:font-size-asian="10.5pt" style:language-asian="zxx" style:country-asian="none" style:font-weight-asian="bold" style:font-size-complex="12pt" style:language-complex="zxx" style:country-complex="none" style:font-weight-complex="bold"/>
    </style:style>
    <style:style style:name="P5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699d9" officeooo:paragraph-rsid="0044c0f9" style:font-size-asian="10.5pt" style:language-asian="zxx" style:country-asian="none" style:font-weight-asian="bold" style:font-size-complex="12pt" style:language-complex="zxx" style:country-complex="none" style:font-weight-complex="bold"/>
    </style:style>
    <style:style style:name="P5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699d9" officeooo:paragraph-rsid="004908fa" style:font-size-asian="10.5pt" style:language-asian="zxx" style:country-asian="none" style:font-weight-asian="bold" style:font-size-complex="12pt" style:language-complex="zxx" style:country-complex="none" style:font-weight-complex="bold"/>
    </style:style>
    <style:style style:name="P6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4d7276" officeooo:paragraph-rsid="004d7276" style:font-size-asian="10.5pt" style:language-asian="zxx" style:country-asian="none" style:font-weight-asian="bold" style:font-size-complex="12pt" style:language-complex="zxx" style:country-complex="none" style:font-weight-complex="bold"/>
    </style:style>
    <style:style style:name="P6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4d7276" officeooo:paragraph-rsid="0051366f" style:font-size-asian="10.5pt" style:language-asian="zxx" style:country-asian="none" style:font-weight-asian="bold" style:font-size-complex="12pt" style:language-complex="zxx" style:country-complex="none" style:font-weight-complex="bold"/>
    </style:style>
    <style:style style:name="P6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5832b0" officeooo:paragraph-rsid="005832b0" style:font-size-asian="10.5pt" style:language-asian="zxx" style:country-asian="none" style:font-weight-asian="bold" style:font-size-complex="12pt" style:language-complex="zxx" style:country-complex="none" style:font-weight-complex="bold"/>
    </style:style>
    <style:style style:name="P63" style:family="paragraph" style:parent-style-name="Standard">
      <style:paragraph-properties fo:text-align="center" style:justify-single-word="false" fo:break-before="page"/>
      <style:text-properties fo:font-variant="normal" fo:text-transform="none" fo:color="#000000" loext:opacity="100%" style:font-name="Liberation Serif" fo:font-size="20pt" fo:letter-spacing="normal" fo:language="zxx" fo:country="none" fo:font-style="normal" style:text-underline-style="solid" style:text-underline-width="auto" style:text-underline-color="font-color" fo:font-weight="bold" officeooo:rsid="001ed1e4" officeooo:paragraph-rsid="00360434" style:font-size-asian="17.5pt" style:language-asian="zxx" style:country-asian="none" style:font-weight-asian="bold" style:font-size-complex="20pt" style:language-complex="zxx" style:country-complex="none" style:font-weight-complex="bold"/>
    </style:style>
    <style:style style:name="P64" style:family="paragraph" style:parent-style-name="Standard">
      <style:paragraph-properties fo:text-align="start" style:justify-single-word="false"/>
      <style:text-properties officeooo:paragraph-rsid="0051366f"/>
    </style:style>
    <style:style style:name="P65" style:family="paragraph" style:parent-style-name="Standard">
      <style:paragraph-properties fo:text-align="start" style:justify-single-word="false" fo:break-before="page"/>
      <style:text-properties officeooo:paragraph-rsid="0051366f"/>
    </style:style>
    <style:style style:name="P66" style:family="paragraph" style:parent-style-name="Standard">
      <style:paragraph-properties fo:text-align="start" style:justify-single-word="false"/>
      <style:text-properties style:font-name="Liberation Serif" fo:font-size="12pt" fo:language="zxx" fo:country="none" style:text-underline-style="none" fo:font-weight="normal" officeooo:rsid="001ed1e4" officeooo:paragraph-rsid="0023f7a1" style:font-size-asian="10.5pt" style:language-asian="zxx" style:country-asian="none" style:font-weight-asian="normal" style:font-size-complex="12pt" style:language-complex="zxx" style:country-complex="none" style:font-weight-complex="normal"/>
    </style:style>
    <style:style style:name="P67" style:family="paragraph" style:parent-style-name="Standard">
      <style:paragraph-properties fo:text-align="start" style:justify-single-word="false"/>
      <style:text-properties style:font-name="Liberation Serif" fo:font-size="12pt" fo:language="zxx" fo:country="none" style:text-underline-style="none" fo:font-weight="normal" officeooo:rsid="001ed1e4" officeooo:paragraph-rsid="0021514c" style:font-size-asian="10.5pt" style:language-asian="zxx" style:country-asian="none" style:font-weight-asian="normal" style:font-size-complex="12pt" style:language-complex="zxx" style:country-complex="none" style:font-weight-complex="normal"/>
    </style:style>
    <style:style style:name="P68" style:family="paragraph" style:parent-style-name="Standard">
      <style:paragraph-properties fo:text-align="center" style:justify-single-word="false"/>
      <style:text-properties fo:font-size="20pt" fo:language="zxx" fo:country="none" officeooo:rsid="001ed1e4" officeooo:paragraph-rsid="001ed1e4" style:font-size-asian="17.5pt" style:language-asian="zxx" style:country-asian="none" style:font-size-complex="20pt" style:language-complex="zxx" style:country-complex="none"/>
    </style:style>
    <style:style style:name="P69" style:family="paragraph" style:parent-style-name="Standard">
      <style:paragraph-properties fo:text-align="center" style:justify-single-word="false" fo:break-before="page"/>
      <style:text-properties fo:font-size="20pt" fo:language="zxx" fo:country="none" style:text-underline-style="solid" style:text-underline-width="auto" style:text-underline-color="font-color" fo:font-weight="bold" officeooo:rsid="001ed1e4" officeooo:paragraph-rsid="001ed1e4" style:font-size-asian="17.5pt" style:language-asian="zxx" style:country-asian="none" style:font-weight-asian="bold" style:font-size-complex="20pt" style:language-complex="zxx" style:country-complex="none" style:font-weight-complex="bold"/>
    </style:style>
    <style:style style:name="P70" style:family="paragraph" style:parent-style-name="Standard">
      <style:paragraph-properties fo:text-align="center" style:justify-single-word="false" fo:break-before="page"/>
      <style:text-properties fo:font-size="20pt" fo:language="zxx" fo:country="none" style:text-underline-style="solid" style:text-underline-width="auto" style:text-underline-color="font-color" fo:font-weight="bold" officeooo:rsid="001ed1e4" officeooo:paragraph-rsid="002a71f5" style:font-size-asian="17.5pt" style:language-asian="zxx" style:country-asian="none" style:font-weight-asian="bold" style:font-size-complex="20pt" style:language-complex="zxx" style:country-complex="none" style:font-weight-complex="bold"/>
    </style:style>
    <style:style style:name="P71" style:family="paragraph" style:parent-style-name="Standard">
      <style:text-properties fo:language="zxx" fo:country="none" style:text-underline-style="solid" style:text-underline-width="auto" style:text-underline-color="font-color" fo:font-weight="bold" officeooo:rsid="0013b26d" officeooo:paragraph-rsid="00145747" style:language-asian="zxx" style:country-asian="none" style:font-weight-asian="bold" style:language-complex="zxx" style:country-complex="none" style:font-weight-complex="bold"/>
    </style:style>
    <style:style style:name="P72" style:family="paragraph" style:parent-style-name="Standard">
      <style:text-properties fo:language="zxx" fo:country="none" style:text-underline-style="solid" style:text-underline-width="auto" style:text-underline-color="font-color" fo:font-weight="bold" officeooo:rsid="0013b26d" officeooo:paragraph-rsid="0013b26d" style:language-asian="zxx" style:country-asian="none" style:font-weight-asian="bold" style:language-complex="zxx" style:country-complex="none" style:font-weight-complex="bold"/>
    </style:style>
    <style:style style:name="P73" style:family="paragraph" style:parent-style-name="Standard">
      <style:text-properties fo:language="zxx" fo:country="none" style:text-underline-style="solid" style:text-underline-width="auto" style:text-underline-color="font-color" officeooo:rsid="0013b26d" officeooo:paragraph-rsid="0013b26d" style:language-asian="zxx" style:country-asian="none" style:language-complex="zxx" style:country-complex="none"/>
    </style:style>
    <style:style style:name="P74" style:family="paragraph" style:parent-style-name="Standard">
      <style:text-properties fo:language="zxx" fo:country="none" officeooo:paragraph-rsid="00145747" style:language-asian="zxx" style:country-asian="none" style:language-complex="zxx" style:country-complex="none"/>
    </style:style>
    <style:style style:name="P75" style:family="paragraph" style:parent-style-name="Standard">
      <style:paragraph-properties fo:break-before="page"/>
      <style:text-properties fo:language="zxx" fo:country="none" officeooo:paragraph-rsid="00145747" style:language-asian="zxx" style:country-asian="none" style:language-complex="zxx" style:country-complex="none"/>
    </style:style>
    <style:style style:name="P76" style:family="paragraph" style:parent-style-name="Standard">
      <style:text-properties fo:language="zxx" fo:country="none" officeooo:paragraph-rsid="001634f2" style:language-asian="zxx" style:country-asian="none" style:language-complex="zxx" style:country-complex="none"/>
    </style:style>
    <style:style style:name="P77" style:family="paragraph" style:parent-style-name="Standard">
      <style:text-properties fo:language="zxx" fo:country="none" officeooo:rsid="001d2d64" officeooo:paragraph-rsid="001d2d64" style:language-asian="zxx" style:country-asian="none" style:language-complex="zxx" style:country-complex="none"/>
    </style:style>
    <style:style style:name="P78" style:family="paragraph" style:parent-style-name="Standard">
      <style:text-properties fo:language="zxx" fo:country="none" officeooo:rsid="001634f2" officeooo:paragraph-rsid="001634f2" style:language-asian="zxx" style:country-asian="none" style:language-complex="zxx" style:country-complex="none"/>
    </style:style>
    <style:style style:name="P79" style:family="paragraph" style:parent-style-name="Standard">
      <style:text-properties fo:language="zxx" fo:country="none" officeooo:paragraph-rsid="0019eb5b" style:language-asian="zxx" style:country-asian="none" style:language-complex="zxx" style:country-complex="none"/>
    </style:style>
    <style:style style:name="P80" style:family="paragraph" style:parent-style-name="Standard">
      <style:text-properties fo:language="zxx" fo:country="none" officeooo:paragraph-rsid="001d2d64" style:language-asian="zxx" style:country-asian="none" style:language-complex="zxx" style:country-complex="none"/>
    </style:style>
    <style:style style:name="P81" style:family="paragraph" style:parent-style-name="Standard">
      <style:paragraph-properties fo:text-align="start" style:justify-single-word="false"/>
      <style:text-properties fo:language="zxx" fo:country="none" officeooo:paragraph-rsid="001fb488" style:language-asian="zxx" style:country-asian="none" style:language-complex="zxx" style:country-complex="none"/>
    </style:style>
    <style:style style:name="P82" style:family="paragraph" style:parent-style-name="Standard">
      <style:paragraph-properties fo:text-align="start" style:justify-single-word="false" fo:break-before="page"/>
      <style:text-properties fo:language="zxx" fo:country="none" officeooo:paragraph-rsid="0022c88a" style:language-asian="zxx" style:country-asian="none" style:language-complex="zxx" style:country-complex="none"/>
    </style:style>
    <style:style style:name="P83" style:family="paragraph" style:parent-style-name="Standard">
      <style:paragraph-properties fo:text-align="start" style:justify-single-word="false"/>
      <style:text-properties fo:language="zxx" fo:country="none" officeooo:paragraph-rsid="0022c88a" style:language-asian="zxx" style:country-asian="none" style:language-complex="zxx" style:country-complex="none"/>
    </style:style>
    <style:style style:name="P84" style:family="paragraph" style:parent-style-name="Standard">
      <style:paragraph-properties fo:text-align="start" style:justify-single-word="false"/>
      <style:text-properties fo:language="zxx" fo:country="none" officeooo:paragraph-rsid="002376fc" style:language-asian="zxx" style:country-asian="none" style:language-complex="zxx" style:country-complex="none"/>
    </style:style>
    <style:style style:name="P85" style:family="paragraph" style:parent-style-name="Standard">
      <style:paragraph-properties fo:text-align="start" style:justify-single-word="false"/>
      <style:text-properties fo:language="zxx" fo:country="none" officeooo:paragraph-rsid="002a71f5" style:language-asian="zxx" style:country-asian="none" style:language-complex="zxx" style:country-complex="none"/>
    </style:style>
    <style:style style:name="P86" style:family="paragraph" style:parent-style-name="Standard">
      <style:paragraph-properties fo:text-align="start" style:justify-single-word="false"/>
      <style:text-properties fo:language="zxx" fo:country="none" officeooo:paragraph-rsid="002c9c14" style:language-asian="zxx" style:country-asian="none" style:language-complex="zxx" style:country-complex="none"/>
    </style:style>
    <style:style style:name="P87" style:family="paragraph" style:parent-style-name="Standard">
      <style:paragraph-properties fo:text-align="start" style:justify-single-word="false"/>
      <style:text-properties fo:language="zxx" fo:country="none" officeooo:paragraph-rsid="002d41d3" style:language-asian="zxx" style:country-asian="none" style:language-complex="zxx" style:country-complex="none"/>
    </style:style>
    <style:style style:name="P88" style:family="paragraph" style:parent-style-name="Standard">
      <style:paragraph-properties fo:text-align="start" style:justify-single-word="false"/>
      <style:text-properties fo:language="zxx" fo:country="none" officeooo:paragraph-rsid="0030d548" style:language-asian="zxx" style:country-asian="none" style:language-complex="zxx" style:country-complex="none"/>
    </style:style>
    <style:style style:name="P89" style:family="paragraph" style:parent-style-name="Standard">
      <style:paragraph-properties fo:text-align="start" style:justify-single-word="false"/>
      <style:text-properties fo:language="zxx" fo:country="none" officeooo:paragraph-rsid="0033bf24" style:language-asian="zxx" style:country-asian="none" style:language-complex="zxx" style:country-complex="none"/>
    </style:style>
    <style:style style:name="P90" style:family="paragraph" style:parent-style-name="Standard">
      <style:paragraph-properties fo:text-align="start" style:justify-single-word="false" fo:break-before="page"/>
      <style:text-properties fo:language="zxx" fo:country="none" officeooo:paragraph-rsid="0033bf24" style:language-asian="zxx" style:country-asian="none" style:language-complex="zxx" style:country-complex="none"/>
    </style:style>
    <style:style style:name="P91" style:family="paragraph" style:parent-style-name="Standard">
      <style:paragraph-properties fo:text-align="start" style:justify-single-word="false"/>
      <style:text-properties fo:language="zxx" fo:country="none" officeooo:paragraph-rsid="003465ae" style:language-asian="zxx" style:country-asian="none" style:language-complex="zxx" style:country-complex="none"/>
    </style:style>
    <style:style style:name="P92" style:family="paragraph" style:parent-style-name="Standard">
      <style:paragraph-properties fo:text-align="start" style:justify-single-word="false"/>
      <style:text-properties fo:language="zxx" fo:country="none" officeooo:paragraph-rsid="00360434" style:language-asian="zxx" style:country-asian="none" style:language-complex="zxx" style:country-complex="none"/>
    </style:style>
    <style:style style:name="P93" style:family="paragraph" style:parent-style-name="Standard">
      <style:paragraph-properties fo:text-align="start" style:justify-single-word="false"/>
      <style:text-properties fo:language="zxx" fo:country="none" officeooo:paragraph-rsid="003699d9" style:language-asian="zxx" style:country-asian="none" style:language-complex="zxx" style:country-complex="none"/>
    </style:style>
    <style:style style:name="P94" style:family="paragraph" style:parent-style-name="Standard">
      <style:paragraph-properties fo:text-align="start" style:justify-single-word="false"/>
      <style:text-properties fo:language="zxx" fo:country="none" officeooo:paragraph-rsid="003e2b2f" style:language-asian="zxx" style:country-asian="none" style:language-complex="zxx" style:country-complex="none"/>
    </style:style>
    <style:style style:name="P95" style:family="paragraph" style:parent-style-name="Standard">
      <style:paragraph-properties fo:text-align="start" style:justify-single-word="false"/>
      <style:text-properties fo:language="zxx" fo:country="none" officeooo:paragraph-rsid="0044c0f9" style:language-asian="zxx" style:country-asian="none" style:language-complex="zxx" style:country-complex="none"/>
    </style:style>
    <style:style style:name="P96" style:family="paragraph" style:parent-style-name="Standard">
      <style:paragraph-properties fo:text-align="start" style:justify-single-word="false"/>
      <style:text-properties fo:language="zxx" fo:country="none" officeooo:paragraph-rsid="004908fa" style:language-asian="zxx" style:country-asian="none" style:language-complex="zxx" style:country-complex="none"/>
    </style:style>
    <style:style style:name="P97" style:family="paragraph" style:parent-style-name="Standard">
      <style:paragraph-properties fo:text-align="start" style:justify-single-word="false"/>
      <style:text-properties fo:language="zxx" fo:country="none" officeooo:paragraph-rsid="004d7276" style:language-asian="zxx" style:country-asian="none" style:language-complex="zxx" style:country-complex="none"/>
    </style:style>
    <style:style style:name="P98" style:family="paragraph" style:parent-style-name="Standard">
      <style:paragraph-properties fo:text-align="start" style:justify-single-word="false"/>
      <style:text-properties fo:language="zxx" fo:country="none" officeooo:rsid="002376fc" officeooo:paragraph-rsid="002376fc" style:language-asian="zxx" style:country-asian="none" style:language-complex="zxx" style:country-complex="none"/>
    </style:style>
    <style:style style:name="P99" style:family="paragraph" style:parent-style-name="Standard">
      <style:text-properties fo:language="zxx" fo:country="none" officeooo:paragraph-rsid="0023f7a1" style:language-asian="zxx" style:country-asian="none" style:language-complex="zxx" style:country-complex="none"/>
    </style:style>
    <style:style style:name="P100" style:family="paragraph" style:parent-style-name="Standard">
      <style:paragraph-properties fo:text-align="center" style:justify-single-word="false"/>
      <style:text-properties fo:language="zxx" fo:country="none" officeooo:paragraph-rsid="0022c88a" style:language-asian="zxx" style:country-asian="none" style:language-complex="zxx" style:country-complex="none"/>
    </style:style>
    <style:style style:name="P101" style:family="paragraph" style:parent-style-name="Standard">
      <style:text-properties fo:language="zxx" fo:country="none" style:text-underline-style="none" fo:font-weight="normal" officeooo:paragraph-rsid="00145747" style:language-asian="zxx" style:country-asian="none" style:font-weight-asian="normal" style:language-complex="zxx" style:country-complex="none" style:font-weight-complex="normal"/>
    </style:style>
    <style:style style:name="P102" style:family="paragraph" style:parent-style-name="Standard">
      <style:text-properties fo:language="zxx" fo:country="none" style:text-underline-style="none" fo:font-weight="normal" officeooo:rsid="0013b26d" officeooo:paragraph-rsid="0013b26d" style:language-asian="zxx" style:country-asian="none" style:font-weight-asian="normal" style:language-complex="zxx" style:country-complex="none" style:font-weight-complex="normal"/>
    </style:style>
    <style:style style:name="P103" style:family="paragraph" style:parent-style-name="Standard">
      <style:text-properties fo:language="zxx" fo:country="none" style:text-underline-style="none" fo:font-weight="normal" officeooo:rsid="00145747" officeooo:paragraph-rsid="001634f2" style:language-asian="zxx" style:country-asian="none" style:font-weight-asian="normal" style:language-complex="zxx" style:country-complex="none" style:font-weight-complex="normal"/>
    </style:style>
    <style:style style:name="P104" style:family="paragraph" style:parent-style-name="Standard">
      <style:text-properties fo:language="zxx" fo:country="none" style:text-underline-style="none" fo:font-weight="normal" officeooo:rsid="00145747" officeooo:paragraph-rsid="00145747" style:language-asian="zxx" style:country-asian="none" style:font-weight-asian="normal" style:language-complex="zxx" style:country-complex="none" style:font-weight-complex="normal"/>
    </style:style>
    <style:style style:name="P105" style:family="paragraph" style:parent-style-name="Standard">
      <style:text-properties fo:language="zxx" fo:country="none" style:text-underline-style="none" fo:font-weight="normal" officeooo:rsid="00145747" officeooo:paragraph-rsid="001d2d64" style:language-asian="zxx" style:country-asian="none" style:font-weight-asian="normal" style:language-complex="zxx" style:country-complex="none" style:font-weight-complex="normal"/>
    </style:style>
    <style:style style:name="P106" style:family="paragraph" style:parent-style-name="Standard">
      <style:text-properties fo:language="zxx" fo:country="none" style:text-underline-style="none" fo:font-weight="normal" officeooo:rsid="001634f2" officeooo:paragraph-rsid="001634f2" style:language-asian="zxx" style:country-asian="none" style:font-weight-asian="normal" style:language-complex="zxx" style:country-complex="none" style:font-weight-complex="normal"/>
    </style:style>
    <style:style style:name="P107" style:family="paragraph" style:parent-style-name="Standard">
      <style:text-properties fo:language="zxx" fo:country="none" style:text-underline-style="none" fo:font-weight="normal" officeooo:rsid="00186e0b" officeooo:paragraph-rsid="00186e0b" style:language-asian="zxx" style:country-asian="none" style:font-weight-asian="normal" style:language-complex="zxx" style:country-complex="none" style:font-weight-complex="normal"/>
    </style:style>
    <style:style style:name="P108" style:family="paragraph" style:parent-style-name="Standard">
      <style:text-properties fo:language="zxx" fo:country="none" style:text-underline-style="none" fo:font-weight="normal" officeooo:rsid="0019eb5b" officeooo:paragraph-rsid="0019eb5b" style:language-asian="zxx" style:country-asian="none" style:font-weight-asian="normal" style:language-complex="zxx" style:country-complex="none" style:font-weight-complex="normal"/>
    </style:style>
    <style:style style:name="P109" style:family="paragraph" style:parent-style-name="Standard">
      <style:text-properties fo:language="zxx" fo:country="none" style:text-underline-style="none" fo:font-weight="normal" officeooo:rsid="0019eb5b" officeooo:paragraph-rsid="00186e0b" style:language-asian="zxx" style:country-asian="none" style:font-weight-asian="normal" style:language-complex="zxx" style:country-complex="none" style:font-weight-complex="normal"/>
    </style:style>
    <style:style style:name="P110" style:family="paragraph" style:parent-style-name="Standard">
      <style:text-properties fo:language="zxx" fo:country="none" style:text-underline-style="none" fo:font-weight="normal" officeooo:rsid="0019eb5b" officeooo:paragraph-rsid="001bd855" style:language-asian="zxx" style:country-asian="none" style:font-weight-asian="normal" style:language-complex="zxx" style:country-complex="none" style:font-weight-complex="normal"/>
    </style:style>
    <style:style style:name="P111" style:family="paragraph" style:parent-style-name="Standard">
      <style:text-properties fo:language="zxx" fo:country="none" style:text-underline-style="none" fo:font-weight="normal" officeooo:rsid="001d2d64" officeooo:paragraph-rsid="001d2d64" style:language-asian="zxx" style:country-asian="none" style:font-weight-asian="normal" style:language-complex="zxx" style:country-complex="none" style:font-weight-complex="normal"/>
    </style:style>
    <style:style style:name="P112" style:family="paragraph" style:parent-style-name="Standard">
      <style:text-properties fo:language="zxx" fo:country="none" style:text-underline-style="none" fo:font-weight="normal" officeooo:rsid="001bd855" officeooo:paragraph-rsid="001bd855" style:language-asian="zxx" style:country-asian="none" style:font-weight-asian="normal" style:language-complex="zxx" style:country-complex="none" style:font-weight-complex="normal"/>
    </style:style>
    <style:style style:name="P113" style:family="paragraph" style:parent-style-name="Standard">
      <style:text-properties fo:language="zxx" fo:country="none" style:text-underline-style="none" fo:font-weight="normal" officeooo:paragraph-rsid="001d2d64" style:language-asian="zxx" style:country-asian="none" style:font-weight-asian="normal" style:language-complex="zxx" style:country-complex="none" style:font-weight-complex="normal"/>
    </style:style>
    <style:style style:name="P114" style:family="paragraph" style:parent-style-name="Standard">
      <style:paragraph-properties fo:text-align="start" style:justify-single-word="false"/>
      <style:text-properties fo:language="zxx" fo:country="none" style:text-underline-style="none" fo:font-weight="normal" officeooo:paragraph-rsid="001fb488" style:language-asian="zxx" style:country-asian="none" style:font-weight-asian="normal" style:language-complex="zxx" style:country-complex="none" style:font-weight-complex="normal"/>
    </style:style>
    <style:style style:name="P115" style:family="paragraph" style:parent-style-name="Standard">
      <style:text-properties fo:language="zxx" fo:country="none" style:text-underline-style="none" fo:font-weight="normal" officeooo:paragraph-rsid="00258188" style:language-asian="zxx" style:country-asian="none" style:font-weight-asian="normal" style:language-complex="zxx" style:country-complex="none" style:font-weight-complex="normal"/>
    </style:style>
    <style:style style:name="P116" style:family="paragraph" style:parent-style-name="Standard">
      <style:text-properties fo:language="zxx" fo:country="none" style:text-underline-style="none" fo:font-weight="normal" officeooo:paragraph-rsid="0023f7a1" style:language-asian="zxx" style:country-asian="none" style:font-weight-asian="normal" style:language-complex="zxx" style:country-complex="none" style:font-weight-complex="normal"/>
    </style:style>
    <style:style style:name="P117" style:family="paragraph" style:parent-style-name="Standard">
      <style:text-properties fo:language="zxx" fo:country="none" style:text-underline-style="none" fo:font-weight="normal" officeooo:rsid="0023f7a1" officeooo:paragraph-rsid="00258188" style:language-asian="zxx" style:country-asian="none" style:font-weight-asian="normal" style:language-complex="zxx" style:country-complex="none" style:font-weight-complex="normal"/>
    </style:style>
    <style:style style:name="P118" style:family="paragraph" style:parent-style-name="Standard">
      <style:text-properties fo:language="zxx" fo:country="none" style:text-underline-style="none" fo:font-weight="normal" officeooo:rsid="00258188" officeooo:paragraph-rsid="00258188" style:language-asian="zxx" style:country-asian="none" style:font-weight-asian="normal" style:language-complex="zxx" style:country-complex="none" style:font-weight-complex="normal"/>
    </style:style>
    <style:style style:name="P119" style:family="paragraph" style:parent-style-name="Standard">
      <style:text-properties fo:language="zxx" fo:country="none" style:text-underline-style="none" fo:font-weight="bold" officeooo:rsid="001634f2" officeooo:paragraph-rsid="001634f2" style:language-asian="zxx" style:country-asian="none" style:font-weight-asian="bold" style:language-complex="zxx" style:country-complex="none" style:font-weight-complex="bold"/>
    </style:style>
    <style:style style:name="P120" style:family="paragraph" style:parent-style-name="Standard">
      <style:text-properties fo:language="zxx" fo:country="none" style:text-underline-style="none" fo:font-weight="bold" officeooo:rsid="001634f2" officeooo:paragraph-rsid="001d2d64" style:language-asian="zxx" style:country-asian="none" style:font-weight-asian="bold" style:language-complex="zxx" style:country-complex="none" style:font-weight-complex="bold"/>
    </style:style>
    <style:style style:name="P121" style:family="paragraph" style:parent-style-name="Standard">
      <style:text-properties fo:language="zxx" fo:country="none" style:text-underline-style="none" fo:font-weight="bold" officeooo:rsid="0019eb5b" officeooo:paragraph-rsid="0019eb5b" style:language-asian="zxx" style:country-asian="none" style:font-weight-asian="bold" style:language-complex="zxx" style:country-complex="none" style:font-weight-complex="bold"/>
    </style:style>
    <style:style style:name="P122" style:family="paragraph" style:parent-style-name="Standard">
      <style:text-properties fo:language="zxx" fo:country="none" style:text-underline-style="none" fo:font-weight="bold" officeooo:rsid="0019eb5b" officeooo:paragraph-rsid="001bd855" style:language-asian="zxx" style:country-asian="none" style:font-weight-asian="bold" style:language-complex="zxx" style:country-complex="none" style:font-weight-complex="bold"/>
    </style:style>
    <style:style style:name="P123" style:family="paragraph" style:parent-style-name="Standard">
      <style:text-properties fo:language="zxx" fo:country="none" style:text-underline-style="none" fo:font-weight="bold" officeooo:rsid="001d2d64" officeooo:paragraph-rsid="001d2d64" style:language-asian="zxx" style:country-asian="none" style:font-weight-asian="bold" style:language-complex="zxx" style:country-complex="none" style:font-weight-complex="bold"/>
    </style:style>
    <style:style style:name="P124" style:family="paragraph" style:parent-style-name="Standard">
      <style:text-properties fo:language="zxx" fo:country="none" fo:font-weight="normal" officeooo:rsid="0013b26d" officeooo:paragraph-rsid="0013b26d" style:language-asian="zxx" style:country-asian="none" style:font-weight-asian="normal" style:language-complex="zxx" style:country-complex="none" style:font-weight-complex="normal"/>
    </style:style>
    <style:style style:name="P125" style:family="paragraph" style:parent-style-name="Standard">
      <style:paragraph-properties fo:text-align="start" style:justify-single-word="false"/>
      <style:text-properties fo:language="zxx" fo:country="none" fo:font-weight="normal" officeooo:rsid="0020a73a" officeooo:paragraph-rsid="0020a73a" style:language-asian="zxx" style:country-asian="none" style:font-weight-asian="normal" style:language-complex="zxx" style:country-complex="none" style:font-weight-complex="normal"/>
    </style:style>
    <style:style style:name="P126" style:family="paragraph" style:parent-style-name="Standard">
      <style:paragraph-properties fo:text-align="start" style:justify-single-word="false"/>
      <style:text-properties fo:language="zxx" fo:country="none" fo:font-weight="normal" officeooo:rsid="0020a73a" officeooo:paragraph-rsid="0023f7a1" style:language-asian="zxx" style:country-asian="none" style:font-weight-asian="normal" style:language-complex="zxx" style:country-complex="none" style:font-weight-complex="normal"/>
    </style:style>
    <style:style style:name="P127" style:family="paragraph" style:parent-style-name="Standard">
      <style:paragraph-properties fo:text-align="start" style:justify-single-word="false"/>
      <style:text-properties fo:language="zxx" fo:country="none" fo:font-weight="normal" officeooo:rsid="0020a73a" officeooo:paragraph-rsid="002a71f5" style:language-asian="zxx" style:country-asian="none" style:font-weight-asian="normal" style:language-complex="zxx" style:country-complex="none" style:font-weight-complex="normal"/>
    </style:style>
    <style:style style:name="P128" style:family="paragraph" style:parent-style-name="Standard">
      <style:paragraph-properties fo:text-align="start" style:justify-single-word="false"/>
      <style:text-properties fo:language="zxx" fo:country="none" fo:font-weight="normal" officeooo:rsid="0020a73a" officeooo:paragraph-rsid="002c9c14" style:language-asian="zxx" style:country-asian="none" style:font-weight-asian="normal" style:language-complex="zxx" style:country-complex="none" style:font-weight-complex="normal"/>
    </style:style>
    <style:style style:name="P129" style:family="paragraph" style:parent-style-name="Standard">
      <style:paragraph-properties fo:text-align="start" style:justify-single-word="false"/>
      <style:text-properties fo:language="zxx" fo:country="none" fo:font-weight="normal" officeooo:rsid="0020a73a" officeooo:paragraph-rsid="002d41d3" style:language-asian="zxx" style:country-asian="none" style:font-weight-asian="normal" style:language-complex="zxx" style:country-complex="none" style:font-weight-complex="normal"/>
    </style:style>
    <style:style style:name="P130" style:family="paragraph" style:parent-style-name="Standard">
      <style:paragraph-properties fo:text-align="start" style:justify-single-word="false"/>
      <style:text-properties fo:language="zxx" fo:country="none" fo:font-weight="normal" officeooo:rsid="0020a73a" officeooo:paragraph-rsid="002d48d3" style:language-asian="zxx" style:country-asian="none" style:font-weight-asian="normal" style:language-complex="zxx" style:country-complex="none" style:font-weight-complex="normal"/>
    </style:style>
    <style:style style:name="P131" style:family="paragraph" style:parent-style-name="Standard">
      <style:paragraph-properties fo:text-align="start" style:justify-single-word="false"/>
      <style:text-properties fo:language="zxx" fo:country="none" fo:font-weight="normal" officeooo:rsid="0020a73a" officeooo:paragraph-rsid="0030d548" style:language-asian="zxx" style:country-asian="none" style:font-weight-asian="normal" style:language-complex="zxx" style:country-complex="none" style:font-weight-complex="normal"/>
    </style:style>
    <style:style style:name="P132" style:family="paragraph" style:parent-style-name="Standard">
      <style:paragraph-properties fo:text-align="start" style:justify-single-word="false"/>
      <style:text-properties fo:language="zxx" fo:country="none" fo:font-weight="normal" officeooo:rsid="0020a73a" officeooo:paragraph-rsid="003465ae" style:language-asian="zxx" style:country-asian="none" style:font-weight-asian="normal" style:language-complex="zxx" style:country-complex="none" style:font-weight-complex="normal"/>
    </style:style>
    <style:style style:name="P133" style:family="paragraph" style:parent-style-name="Standard">
      <style:paragraph-properties fo:text-align="start" style:justify-single-word="false"/>
      <style:text-properties fo:language="zxx" fo:country="none" fo:font-weight="normal" officeooo:rsid="001634f2" officeooo:paragraph-rsid="0023f7a1" style:language-asian="zxx" style:country-asian="none" style:font-weight-asian="normal" style:language-complex="zxx" style:country-complex="none" style:font-weight-complex="normal"/>
    </style:style>
    <style:style style:name="P134" style:family="paragraph" style:parent-style-name="Standard">
      <style:paragraph-properties fo:text-align="start" style:justify-single-word="false"/>
      <style:text-properties fo:language="zxx" fo:country="none" fo:font-weight="normal" officeooo:rsid="001634f2" officeooo:paragraph-rsid="0020a73a" style:language-asian="zxx" style:country-asian="none" style:font-weight-asian="normal" style:language-complex="zxx" style:country-complex="none" style:font-weight-complex="normal"/>
    </style:style>
    <style:style style:name="P135" style:family="paragraph" style:parent-style-name="Standard">
      <style:paragraph-properties fo:text-align="start" style:justify-single-word="false"/>
      <style:text-properties fo:language="zxx" fo:country="none" fo:font-weight="normal" officeooo:rsid="001634f2" officeooo:paragraph-rsid="002a71f5" style:language-asian="zxx" style:country-asian="none" style:font-weight-asian="normal" style:language-complex="zxx" style:country-complex="none" style:font-weight-complex="normal"/>
    </style:style>
    <style:style style:name="P136" style:family="paragraph" style:parent-style-name="Standard">
      <style:paragraph-properties fo:text-align="start" style:justify-single-word="false"/>
      <style:text-properties fo:language="zxx" fo:country="none" fo:font-weight="normal" officeooo:rsid="001634f2" officeooo:paragraph-rsid="002c9c14" style:language-asian="zxx" style:country-asian="none" style:font-weight-asian="normal" style:language-complex="zxx" style:country-complex="none" style:font-weight-complex="normal"/>
    </style:style>
    <style:style style:name="P137" style:family="paragraph" style:parent-style-name="Standard">
      <style:paragraph-properties fo:text-align="start" style:justify-single-word="false"/>
      <style:text-properties fo:language="zxx" fo:country="none" fo:font-weight="normal" officeooo:rsid="001634f2" officeooo:paragraph-rsid="002d41d3" style:language-asian="zxx" style:country-asian="none" style:font-weight-asian="normal" style:language-complex="zxx" style:country-complex="none" style:font-weight-complex="normal"/>
    </style:style>
    <style:style style:name="P138" style:family="paragraph" style:parent-style-name="Standard">
      <style:paragraph-properties fo:text-align="start" style:justify-single-word="false"/>
      <style:text-properties fo:language="zxx" fo:country="none" fo:font-weight="normal" officeooo:rsid="001634f2" officeooo:paragraph-rsid="002d48d3" style:language-asian="zxx" style:country-asian="none" style:font-weight-asian="normal" style:language-complex="zxx" style:country-complex="none" style:font-weight-complex="normal"/>
    </style:style>
    <style:style style:name="P139" style:family="paragraph" style:parent-style-name="Standard">
      <style:paragraph-properties fo:text-align="start" style:justify-single-word="false"/>
      <style:text-properties fo:language="zxx" fo:country="none" fo:font-weight="normal" officeooo:rsid="001634f2" officeooo:paragraph-rsid="0030d548" style:language-asian="zxx" style:country-asian="none" style:font-weight-asian="normal" style:language-complex="zxx" style:country-complex="none" style:font-weight-complex="normal"/>
    </style:style>
    <style:style style:name="P140" style:family="paragraph" style:parent-style-name="Standard">
      <style:paragraph-properties fo:text-align="start" style:justify-single-word="false"/>
      <style:text-properties fo:language="zxx" fo:country="none" fo:font-weight="normal" officeooo:rsid="001634f2" officeooo:paragraph-rsid="003465ae" style:language-asian="zxx" style:country-asian="none" style:font-weight-asian="normal" style:language-complex="zxx" style:country-complex="none" style:font-weight-complex="normal"/>
    </style:style>
    <style:style style:name="P141" style:family="paragraph" style:parent-style-name="Standard">
      <style:paragraph-properties fo:text-align="start" style:justify-single-word="false"/>
      <style:text-properties fo:language="zxx" fo:country="none" fo:font-weight="normal" officeooo:rsid="002376fc" officeooo:paragraph-rsid="002376fc" style:language-asian="zxx" style:country-asian="none" style:font-weight-asian="normal" style:language-complex="zxx" style:country-complex="none" style:font-weight-complex="normal"/>
    </style:style>
    <style:style style:name="P142" style:family="paragraph" style:parent-style-name="Standard">
      <style:paragraph-properties fo:text-align="start" style:justify-single-word="false"/>
      <style:text-properties fo:language="zxx" fo:country="none" fo:font-weight="normal" officeooo:rsid="002a71f5" officeooo:paragraph-rsid="002a71f5" style:language-asian="zxx" style:country-asian="none" style:font-weight-asian="normal" style:language-complex="zxx" style:country-complex="none" style:font-weight-complex="normal"/>
    </style:style>
    <style:style style:name="P143" style:family="paragraph" style:parent-style-name="Standard">
      <style:paragraph-properties fo:text-align="start" style:justify-single-word="false"/>
      <style:text-properties fo:language="zxx" fo:country="none" fo:font-weight="normal" officeooo:rsid="002a71f5" officeooo:paragraph-rsid="002c9c14" style:language-asian="zxx" style:country-asian="none" style:font-weight-asian="normal" style:language-complex="zxx" style:country-complex="none" style:font-weight-complex="normal"/>
    </style:style>
    <style:style style:name="P144" style:family="paragraph" style:parent-style-name="Standard">
      <style:paragraph-properties fo:text-align="start" style:justify-single-word="false"/>
      <style:text-properties fo:language="zxx" fo:country="none" fo:font-weight="normal" officeooo:rsid="002a71f5" officeooo:paragraph-rsid="002d41d3" style:language-asian="zxx" style:country-asian="none" style:font-weight-asian="normal" style:language-complex="zxx" style:country-complex="none" style:font-weight-complex="normal"/>
    </style:style>
    <style:style style:name="P145" style:family="paragraph" style:parent-style-name="Standard">
      <style:paragraph-properties fo:text-align="start" style:justify-single-word="false"/>
      <style:text-properties fo:language="zxx" fo:country="none" fo:font-weight="normal" officeooo:rsid="002a71f5" officeooo:paragraph-rsid="002d48d3" style:language-asian="zxx" style:country-asian="none" style:font-weight-asian="normal" style:language-complex="zxx" style:country-complex="none" style:font-weight-complex="normal"/>
    </style:style>
    <style:style style:name="P146" style:family="paragraph" style:parent-style-name="Standard">
      <style:paragraph-properties fo:text-align="start" style:justify-single-word="false"/>
      <style:text-properties fo:language="zxx" fo:country="none" fo:font-weight="normal" officeooo:rsid="002a71f5" officeooo:paragraph-rsid="0030d548" style:language-asian="zxx" style:country-asian="none" style:font-weight-asian="normal" style:language-complex="zxx" style:country-complex="none" style:font-weight-complex="normal"/>
    </style:style>
    <style:style style:name="P147" style:family="paragraph" style:parent-style-name="Standard">
      <style:paragraph-properties fo:text-align="start" style:justify-single-word="false"/>
      <style:text-properties fo:language="zxx" fo:country="none" fo:font-weight="normal" officeooo:rsid="002a71f5" officeooo:paragraph-rsid="003465ae" style:language-asian="zxx" style:country-asian="none" style:font-weight-asian="normal" style:language-complex="zxx" style:country-complex="none" style:font-weight-complex="normal"/>
    </style:style>
    <style:style style:name="P148" style:family="paragraph" style:parent-style-name="Standard">
      <style:paragraph-properties fo:text-align="start" style:justify-single-word="false"/>
      <style:text-properties fo:language="zxx" fo:country="none" fo:font-weight="normal" officeooo:rsid="002b27d1" officeooo:paragraph-rsid="002b27d1" style:language-asian="zxx" style:country-asian="none" style:font-weight-asian="normal" style:language-complex="zxx" style:country-complex="none" style:font-weight-complex="normal"/>
    </style:style>
    <style:style style:name="P149" style:family="paragraph" style:parent-style-name="Standard">
      <style:paragraph-properties fo:text-align="start" style:justify-single-word="false"/>
      <style:text-properties fo:language="zxx" fo:country="none" fo:font-weight="normal" officeooo:rsid="002b27d1" officeooo:paragraph-rsid="002c9c14" style:language-asian="zxx" style:country-asian="none" style:font-weight-asian="normal" style:language-complex="zxx" style:country-complex="none" style:font-weight-complex="normal"/>
    </style:style>
    <style:style style:name="P150" style:family="paragraph" style:parent-style-name="Standard">
      <style:paragraph-properties fo:text-align="start" style:justify-single-word="false"/>
      <style:text-properties fo:language="zxx" fo:country="none" fo:font-weight="normal" officeooo:rsid="002b27d1" officeooo:paragraph-rsid="002d41d3" style:language-asian="zxx" style:country-asian="none" style:font-weight-asian="normal" style:language-complex="zxx" style:country-complex="none" style:font-weight-complex="normal"/>
    </style:style>
    <style:style style:name="P151" style:family="paragraph" style:parent-style-name="Standard">
      <style:paragraph-properties fo:text-align="start" style:justify-single-word="false"/>
      <style:text-properties fo:language="zxx" fo:country="none" fo:font-weight="normal" officeooo:rsid="002b27d1" officeooo:paragraph-rsid="002d48d3" style:language-asian="zxx" style:country-asian="none" style:font-weight-asian="normal" style:language-complex="zxx" style:country-complex="none" style:font-weight-complex="normal"/>
    </style:style>
    <style:style style:name="P152" style:family="paragraph" style:parent-style-name="Standard">
      <style:paragraph-properties fo:text-align="start" style:justify-single-word="false"/>
      <style:text-properties fo:language="zxx" fo:country="none" fo:font-weight="normal" officeooo:rsid="002b27d1" officeooo:paragraph-rsid="0030d548" style:language-asian="zxx" style:country-asian="none" style:font-weight-asian="normal" style:language-complex="zxx" style:country-complex="none" style:font-weight-complex="normal"/>
    </style:style>
    <style:style style:name="P153" style:family="paragraph" style:parent-style-name="Standard">
      <style:paragraph-properties fo:text-align="start" style:justify-single-word="false"/>
      <style:text-properties fo:language="zxx" fo:country="none" fo:font-weight="normal" officeooo:rsid="002b27d1" officeooo:paragraph-rsid="003465ae" style:language-asian="zxx" style:country-asian="none" style:font-weight-asian="normal" style:language-complex="zxx" style:country-complex="none" style:font-weight-complex="normal"/>
    </style:style>
    <style:style style:name="P154" style:family="paragraph" style:parent-style-name="Standard">
      <style:paragraph-properties fo:text-align="start" style:justify-single-word="false"/>
      <style:text-properties fo:language="zxx" fo:country="none" fo:font-weight="normal" officeooo:rsid="002d48d3" officeooo:paragraph-rsid="002d48d3" style:language-asian="zxx" style:country-asian="none" style:font-weight-asian="normal" style:language-complex="zxx" style:country-complex="none" style:font-weight-complex="normal"/>
    </style:style>
    <style:style style:name="P155" style:family="paragraph" style:parent-style-name="Standard">
      <style:paragraph-properties fo:text-align="start" style:justify-single-word="false"/>
      <style:text-properties fo:language="zxx" fo:country="none" fo:font-weight="normal" officeooo:rsid="0033bf24" officeooo:paragraph-rsid="0033bf24" style:language-asian="zxx" style:country-asian="none" style:font-weight-asian="normal" style:language-complex="zxx" style:country-complex="none" style:font-weight-complex="normal"/>
    </style:style>
    <style:style style:name="P156" style:family="paragraph" style:parent-style-name="Standard">
      <style:paragraph-properties fo:text-align="start" style:justify-single-word="false"/>
      <style:text-properties fo:language="zxx" fo:country="none" fo:font-weight="normal" officeooo:rsid="003465ae" officeooo:paragraph-rsid="003465ae" style:language-asian="zxx" style:country-asian="none" style:font-weight-asian="normal" style:language-complex="zxx" style:country-complex="none" style:font-weight-complex="normal"/>
    </style:style>
    <style:style style:name="P157" style:family="paragraph" style:parent-style-name="Standard">
      <style:paragraph-properties fo:text-align="start" style:justify-single-word="false"/>
      <style:text-properties fo:language="zxx" fo:country="none" fo:font-weight="normal" officeooo:rsid="00346ab3" officeooo:paragraph-rsid="00346ab3" style:language-asian="zxx" style:country-asian="none" style:font-weight-asian="normal" style:language-complex="zxx" style:country-complex="none" style:font-weight-complex="normal"/>
    </style:style>
    <style:style style:name="P158" style:family="paragraph" style:parent-style-name="Standard">
      <style:paragraph-properties fo:text-align="start" style:justify-single-word="false"/>
      <style:text-properties fo:language="zxx" fo:country="none" fo:font-weight="normal" officeooo:rsid="003699d9" officeooo:paragraph-rsid="003699d9" style:language-asian="zxx" style:country-asian="none" style:font-weight-asian="normal" style:language-complex="zxx" style:country-complex="none" style:font-weight-complex="normal"/>
    </style:style>
    <style:style style:name="P159" style:family="paragraph" style:parent-style-name="Standard">
      <style:text-properties fo:language="zxx" fo:country="none" fo:font-weight="bold" officeooo:rsid="001634f2" officeooo:paragraph-rsid="001634f2" style:language-asian="zxx" style:country-asian="none" style:font-weight-asian="bold" style:language-complex="zxx" style:country-complex="none" style:font-weight-complex="bold"/>
    </style:style>
    <style:style style:name="P160" style:family="paragraph" style:parent-style-name="Standard">
      <style:text-properties fo:language="zxx" fo:country="none" fo:font-weight="bold" officeooo:rsid="001634f2" officeooo:paragraph-rsid="001d2d64" style:language-asian="zxx" style:country-asian="none" style:font-weight-asian="bold" style:language-complex="zxx" style:country-complex="none" style:font-weight-complex="bold"/>
    </style:style>
    <style:style style:name="P161" style:family="paragraph" style:parent-style-name="Standard">
      <style:text-properties fo:language="zxx" fo:country="none" fo:font-weight="bold" officeooo:rsid="001634f2" officeooo:paragraph-rsid="0023f7a1" style:language-asian="zxx" style:country-asian="none" style:font-weight-asian="bold" style:language-complex="zxx" style:country-complex="none" style:font-weight-complex="bold"/>
    </style:style>
    <style:style style:name="P162" style:family="paragraph" style:parent-style-name="Standard">
      <style:paragraph-properties fo:text-align="start" style:justify-single-word="false"/>
      <style:text-properties fo:language="zxx" fo:country="none" fo:font-weight="bold" officeooo:rsid="001634f2" officeooo:paragraph-rsid="001fb488" style:language-asian="zxx" style:country-asian="none" style:font-weight-asian="bold" style:language-complex="zxx" style:country-complex="none" style:font-weight-complex="bold"/>
    </style:style>
    <style:style style:name="P163" style:family="paragraph" style:parent-style-name="Standard">
      <style:paragraph-properties fo:text-align="start" style:justify-single-word="false"/>
      <style:text-properties fo:language="zxx" fo:country="none" fo:font-weight="bold" officeooo:rsid="001634f2" officeooo:paragraph-rsid="0020a73a" style:language-asian="zxx" style:country-asian="none" style:font-weight-asian="bold" style:language-complex="zxx" style:country-complex="none" style:font-weight-complex="bold"/>
    </style:style>
    <style:style style:name="P164" style:family="paragraph" style:parent-style-name="Standard">
      <style:text-properties fo:language="zxx" fo:country="none" fo:font-weight="bold" officeooo:rsid="00186e0b" officeooo:paragraph-rsid="00186e0b" style:language-asian="zxx" style:country-asian="none" style:font-weight-asian="bold" style:language-complex="zxx" style:country-complex="none" style:font-weight-complex="bold"/>
    </style:style>
    <style:style style:name="P165" style:family="paragraph" style:parent-style-name="Standard">
      <style:paragraph-properties fo:break-before="page"/>
      <style:text-properties fo:language="zxx" fo:country="none" fo:font-weight="bold" officeooo:rsid="0019eb5b" officeooo:paragraph-rsid="0023f7a1" style:language-asian="zxx" style:country-asian="none" style:font-weight-asian="bold" style:language-complex="zxx" style:country-complex="none" style:font-weight-complex="bold"/>
    </style:style>
    <style:style style:name="P166" style:family="paragraph" style:parent-style-name="Standard">
      <style:text-properties fo:language="zxx" fo:country="none" fo:font-weight="bold" officeooo:rsid="001d2d64" officeooo:paragraph-rsid="001d2d64" style:language-asian="zxx" style:country-asian="none" style:font-weight-asian="bold" style:language-complex="zxx" style:country-complex="none" style:font-weight-complex="bold"/>
    </style:style>
    <style:style style:name="P167" style:family="paragraph" style:parent-style-name="Standard">
      <style:paragraph-properties fo:text-align="start" style:justify-single-word="false"/>
      <style:text-properties fo:language="zxx" fo:country="none" fo:font-weight="bold" officeooo:rsid="002376fc" officeooo:paragraph-rsid="002376fc" style:language-asian="zxx" style:country-asian="none" style:font-weight-asian="bold" style:language-complex="zxx" style:country-complex="none" style:font-weight-complex="bold"/>
    </style:style>
    <style:style style:name="P168" style:family="paragraph" style:parent-style-name="Standard">
      <style:paragraph-properties fo:text-align="start" style:justify-single-word="false"/>
      <style:text-properties fo:language="zxx" fo:country="none" fo:font-weight="bold" officeooo:rsid="002a71f5" officeooo:paragraph-rsid="002a71f5" style:language-asian="zxx" style:country-asian="none" style:font-weight-asian="bold" style:language-complex="zxx" style:country-complex="none" style:font-weight-complex="bold"/>
    </style:style>
    <style:style style:name="P169" style:family="paragraph" style:parent-style-name="Standard">
      <style:paragraph-properties fo:text-align="start" style:justify-single-word="false"/>
      <style:text-properties fo:language="zxx" fo:country="none" fo:font-weight="bold" officeooo:rsid="002a71f5" officeooo:paragraph-rsid="002c9c14" style:language-asian="zxx" style:country-asian="none" style:font-weight-asian="bold" style:language-complex="zxx" style:country-complex="none" style:font-weight-complex="bold"/>
    </style:style>
    <style:style style:name="P170" style:family="paragraph" style:parent-style-name="Standard">
      <style:paragraph-properties fo:text-align="start" style:justify-single-word="false"/>
      <style:text-properties fo:language="zxx" fo:country="none" fo:font-weight="bold" officeooo:rsid="002a71f5" officeooo:paragraph-rsid="002d41d3" style:language-asian="zxx" style:country-asian="none" style:font-weight-asian="bold" style:language-complex="zxx" style:country-complex="none" style:font-weight-complex="bold"/>
    </style:style>
    <style:style style:name="P171" style:family="paragraph" style:parent-style-name="Standard">
      <style:paragraph-properties fo:text-align="start" style:justify-single-word="false"/>
      <style:text-properties fo:language="zxx" fo:country="none" fo:font-weight="bold" officeooo:rsid="002a71f5" officeooo:paragraph-rsid="0030d548" style:language-asian="zxx" style:country-asian="none" style:font-weight-asian="bold" style:language-complex="zxx" style:country-complex="none" style:font-weight-complex="bold"/>
    </style:style>
    <style:style style:name="P172" style:family="paragraph" style:parent-style-name="Standard">
      <style:paragraph-properties fo:text-align="start" style:justify-single-word="false"/>
      <style:text-properties fo:language="zxx" fo:country="none" fo:font-weight="bold" officeooo:rsid="002a71f5" officeooo:paragraph-rsid="002d48d3" style:language-asian="zxx" style:country-asian="none" style:font-weight-asian="bold" style:language-complex="zxx" style:country-complex="none" style:font-weight-complex="bold"/>
    </style:style>
    <style:style style:name="P173" style:family="paragraph" style:parent-style-name="Standard">
      <style:paragraph-properties fo:text-align="start" style:justify-single-word="false"/>
      <style:text-properties fo:language="zxx" fo:country="none" fo:font-weight="bold" officeooo:rsid="002a71f5" officeooo:paragraph-rsid="0033bf24" style:language-asian="zxx" style:country-asian="none" style:font-weight-asian="bold" style:language-complex="zxx" style:country-complex="none" style:font-weight-complex="bold"/>
    </style:style>
    <style:style style:name="P174" style:family="paragraph" style:parent-style-name="Standard">
      <style:paragraph-properties fo:text-align="start" style:justify-single-word="false"/>
      <style:text-properties fo:language="zxx" fo:country="none" fo:font-weight="bold" officeooo:rsid="002a71f5" officeooo:paragraph-rsid="003465ae" style:language-asian="zxx" style:country-asian="none" style:font-weight-asian="bold" style:language-complex="zxx" style:country-complex="none" style:font-weight-complex="bold"/>
    </style:style>
    <style:style style:name="P175" style:family="paragraph" style:parent-style-name="Standard">
      <style:paragraph-properties fo:text-align="start" style:justify-single-word="false"/>
      <style:text-properties fo:language="zxx" fo:country="none" fo:font-weight="bold" officeooo:rsid="002d48d3" officeooo:paragraph-rsid="002d48d3" style:language-asian="zxx" style:country-asian="none" style:font-weight-asian="bold" style:language-complex="zxx" style:country-complex="none" style:font-weight-complex="bold"/>
    </style:style>
    <style:style style:name="P176" style:family="paragraph" style:parent-style-name="Standard">
      <style:paragraph-properties fo:text-align="start" style:justify-single-word="false" fo:break-before="page"/>
      <style:text-properties fo:language="zxx" fo:country="none" fo:font-weight="bold" officeooo:rsid="0034fdad" officeooo:paragraph-rsid="0034fdad" style:language-asian="zxx" style:country-asian="none" style:font-weight-asian="bold" style:language-complex="zxx" style:country-complex="none" style:font-weight-complex="bold"/>
    </style:style>
    <style:style style:name="P177" style:family="paragraph" style:parent-style-name="Standard">
      <style:paragraph-properties fo:text-align="start" style:justify-single-word="false"/>
      <style:text-properties fo:language="zxx" fo:country="none" fo:font-weight="bold" officeooo:rsid="0034fdad" officeooo:paragraph-rsid="0034fdad" style:language-asian="zxx" style:country-asian="none" style:font-weight-asian="bold" style:language-complex="zxx" style:country-complex="none" style:font-weight-complex="bold"/>
    </style:style>
    <style:style style:name="P178" style:family="paragraph" style:parent-style-name="Standard">
      <style:paragraph-properties fo:text-align="start" style:justify-single-word="false"/>
      <style:text-properties fo:language="zxx" fo:country="none" fo:font-weight="bold" officeooo:rsid="003699d9" officeooo:paragraph-rsid="003699d9" style:language-asian="zxx" style:country-asian="none" style:font-weight-asian="bold" style:language-complex="zxx" style:country-complex="none" style:font-weight-complex="bold"/>
    </style:style>
    <style:style style:name="T1" style:family="text">
      <style:text-properties fo:font-weight="bold" officeooo:rsid="00145747" style:font-weight-asian="bold" style:font-weight-complex="bold"/>
    </style:style>
    <style:style style:name="T2" style:family="text">
      <style:text-properties fo:font-weight="bold" officeooo:rsid="001634f2" style:font-weight-asian="bold" style:font-weight-complex="bold"/>
    </style:style>
    <style:style style:name="T3" style:family="text">
      <style:text-properties officeooo:rsid="00145747"/>
    </style:style>
    <style:style style:name="T4" style:family="text">
      <style:text-properties fo:font-weight="normal" style:font-weight-asian="normal" style:font-weight-complex="normal"/>
    </style:style>
    <style:style style:name="T5" style:family="text">
      <style:text-properties fo:font-weight="normal" officeooo:rsid="001bd855" style:font-weight-asian="normal" style:font-weight-complex="normal"/>
    </style:style>
    <style:style style:name="T6" style:family="text">
      <style:text-properties fo:font-weight="normal" officeooo:rsid="00145747"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13b26d" style:font-weight-asian="normal" style:font-weight-complex="normal"/>
    </style:style>
    <style:style style:name="T10" style:family="text">
      <style:text-properties style:text-underline-style="none" fo:font-weight="normal" officeooo:rsid="00145747" style:font-weight-asian="normal" style:font-weight-complex="normal"/>
    </style:style>
    <style:style style:name="T11" style:family="text">
      <style:text-properties style:text-underline-style="none" fo:font-weight="normal" officeooo:rsid="0017dd6a" style:font-weight-asian="normal" style:font-weight-complex="normal"/>
    </style:style>
    <style:style style:name="T12" style:family="text">
      <style:text-properties style:text-underline-style="none" fo:font-weight="normal" officeooo:rsid="001d2d64" style:font-weight-asian="normal" style:font-weight-complex="normal"/>
    </style:style>
    <style:style style:name="T13" style:family="text">
      <style:text-properties style:text-underline-style="none" fo:font-weight="normal" officeooo:rsid="001fb488" style:font-weight-asian="normal" style:font-weight-complex="normal"/>
    </style:style>
    <style:style style:name="T14" style:family="text">
      <style:text-properties style:text-underline-style="none" officeooo:rsid="00145747"/>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bold" officeooo:rsid="0013b26d" style:font-weight-asian="bold" style:font-weight-complex="bold"/>
    </style:style>
    <style:style style:name="T17" style:family="text">
      <style:text-properties style:text-underline-style="solid" style:text-underline-width="auto" style:text-underline-color="font-color" fo:font-weight="bold" officeooo:rsid="00145747" style:font-weight-asian="bold" style:font-weight-complex="bold"/>
    </style:style>
    <style:style style:name="T18" style:family="text">
      <style:text-properties style:text-underline-style="solid" style:text-underline-width="auto" style:text-underline-color="font-color" fo:font-weight="bold" officeooo:rsid="0019eb5b" style:font-weight-asian="bold" style:font-weight-complex="bold"/>
    </style:style>
    <style:style style:name="T19" style:family="text">
      <style:text-properties style:text-underline-style="solid" style:text-underline-width="auto" style:text-underline-color="font-color" fo:font-weight="bold" officeooo:rsid="001d2d64" style:font-weight-asian="bold" style:font-weight-complex="bold"/>
    </style:style>
    <style:style style:name="T20" style:family="text">
      <style:text-properties style:text-line-through-style="none" style:text-line-through-type="none" style:text-underline-style="none" fo:font-weight="normal" style:font-weight-asian="normal" style:font-weight-complex="normal"/>
    </style:style>
    <style:style style:name="T21" style:family="text">
      <style:text-properties style:text-line-through-style="none" style:text-line-through-type="none" style:text-underline-style="none" fo:font-weight="normal" officeooo:rsid="0019eb5b" style:font-weight-asian="normal" style:font-weight-complex="normal"/>
    </style:style>
    <style:style style:name="T22" style:family="text">
      <style:text-properties officeooo:rsid="001bd855"/>
    </style:style>
    <style:style style:name="T23" style:family="text">
      <style:text-properties fo:font-size="12pt" style:text-underline-style="solid" style:text-underline-width="auto" style:text-underline-color="font-color" fo:font-weight="bold" officeooo:rsid="001ed1e4" style:font-size-asian="10.5pt" style:font-weight-asian="bold" style:font-size-complex="12pt" style:font-weight-complex="bold"/>
    </style:style>
    <style:style style:name="T24" style:family="text">
      <style:text-properties fo:font-size="12pt" style:text-underline-style="solid" style:text-underline-width="auto" style:text-underline-color="font-color" fo:font-weight="bold" officeooo:rsid="001fb488" style:font-size-asian="10.5pt" style:font-weight-asian="bold" style:font-size-complex="12pt" style:font-weight-complex="bold"/>
    </style:style>
    <style:style style:name="T25" style:family="text">
      <style:text-properties fo:font-size="12pt" style:text-underline-style="solid" style:text-underline-width="auto" style:text-underline-color="font-color" fo:font-weight="bold" officeooo:rsid="0020a73a" style:font-size-asian="10.5pt" style:font-weight-asian="bold" style:font-size-complex="12pt" style:font-weight-complex="bold"/>
    </style:style>
    <style:style style:name="T26" style:family="text">
      <style:text-properties fo:font-size="12pt" style:text-underline-style="none" fo:font-weight="normal" officeooo:rsid="001ed1e4" style:font-size-asian="10.5pt" style:font-weight-asian="normal" style:font-size-complex="12pt" style:font-weight-complex="normal"/>
    </style:style>
    <style:style style:name="T27" style:family="text">
      <style:text-properties fo:font-size="12pt" style:text-underline-style="none" fo:font-weight="normal" officeooo:rsid="001fb488" style:font-size-asian="10.5pt" style:font-weight-asian="normal" style:font-size-complex="12pt" style:font-weight-complex="normal"/>
    </style:style>
    <style:style style:name="T28" style:family="text">
      <style:text-properties fo:font-size="12pt" style:text-underline-style="none" style:font-size-asian="10.5pt" style:font-size-complex="12pt"/>
    </style:style>
    <style:style style:name="T29" style:family="text">
      <style:text-properties fo:font-size="12pt" style:text-underline-style="none" officeooo:rsid="00145747" style:font-size-asian="10.5pt" style:font-size-complex="12pt"/>
    </style:style>
    <style:style style:name="T30" style:family="text">
      <style:text-properties fo:font-size="12pt" style:text-underline-style="none" officeooo:rsid="001ed1e4" style:font-size-asian="10.5pt" style:font-size-complex="12pt"/>
    </style:style>
    <style:style style:name="T31" style:family="text">
      <style:text-properties fo:font-size="12pt" style:text-underline-style="none" officeooo:rsid="0020a73a" style:font-size-asian="10.5pt" style:font-size-complex="12pt"/>
    </style:style>
    <style:style style:name="T32" style:family="text">
      <style:text-properties fo:font-size="12pt" style:text-underline-style="none" officeooo:rsid="002a71f5" style:font-size-asian="10.5pt" style:font-size-complex="12pt"/>
    </style:style>
    <style:style style:name="T33" style:family="text">
      <style:text-properties fo:font-size="12pt" style:text-underline-style="none" officeooo:rsid="002c9c14" style:font-size-asian="10.5pt" style:font-size-complex="12pt"/>
    </style:style>
    <style:style style:name="T34" style:family="text">
      <style:text-properties fo:font-size="12pt" style:text-underline-style="none" officeooo:rsid="002d41d3" style:font-size-asian="10.5pt" style:font-size-complex="12pt"/>
    </style:style>
    <style:style style:name="T35" style:family="text">
      <style:text-properties fo:font-size="12pt" style:text-underline-style="none" officeooo:rsid="002d48d3" style:font-size-asian="10.5pt" style:font-size-complex="12pt"/>
    </style:style>
    <style:style style:name="T36" style:family="text">
      <style:text-properties fo:font-size="12pt" style:text-underline-style="none" officeooo:rsid="0030d548" style:font-size-asian="10.5pt" style:font-size-complex="12pt"/>
    </style:style>
    <style:style style:name="T37" style:family="text">
      <style:text-properties fo:font-size="12pt" style:text-underline-style="none" officeooo:rsid="003465ae" style:font-size-asian="10.5pt" style:font-size-complex="12pt"/>
    </style:style>
    <style:style style:name="T38" style:family="text">
      <style:text-properties fo:font-size="12pt" style:text-underline-style="none" officeooo:rsid="00346ab3" style:font-size-asian="10.5pt" style:font-size-complex="12pt"/>
    </style:style>
    <style:style style:name="T39" style:family="text">
      <style:text-properties style:text-position="0% 100%" fo:font-size="12pt" style:text-underline-style="none" style:font-size-asian="10.5pt" style:font-size-complex="12pt"/>
    </style:style>
    <style:style style:name="T40" style:family="text">
      <style:text-properties style:text-position="0% 100%" fo:font-size="12pt" style:text-underline-style="none" officeooo:rsid="001ed1e4" style:font-size-asian="10.5pt" style:font-size-complex="12pt"/>
    </style:style>
    <style:style style:name="T41" style:family="text">
      <style:text-properties fo:font-variant="normal" fo:text-transform="none" fo:color="#000000" loext:opacity="100%" fo:font-size="12pt" fo:letter-spacing="normal" fo:font-style="normal" style:text-underline-style="none" style:font-size-asian="10.5pt" style:font-size-complex="12pt"/>
    </style:style>
    <style:style style:name="T42" style:family="text">
      <style:text-properties fo:font-variant="normal" fo:text-transform="none" fo:color="#000000" loext:opacity="100%" fo:font-size="12pt" fo:letter-spacing="normal" fo:font-style="normal" style:text-underline-style="none" officeooo:rsid="001ed1e4" style:font-size-asian="10.5pt" style:font-size-complex="12pt"/>
    </style:style>
    <style:style style:name="T43" style:family="text">
      <style:text-properties fo:font-variant="normal" fo:text-transform="none" fo:color="#000000" loext:opacity="100%" fo:letter-spacing="normal" fo:font-style="normal"/>
    </style:style>
    <style:style style:name="T44" style:family="text">
      <style:text-properties fo:font-variant="normal" fo:text-transform="none" fo:color="#000000" loext:opacity="100%" fo:letter-spacing="normal" fo:font-style="normal" officeooo:rsid="0021514c"/>
    </style:style>
    <style:style style:name="T45" style:family="text">
      <style:text-properties fo:font-variant="normal" fo:text-transform="none" fo:color="#000000" loext:opacity="100%" fo:letter-spacing="normal" fo:font-style="normal" officeooo:rsid="001ed1e4"/>
    </style:style>
    <style:style style:name="T46" style:family="text">
      <style:text-properties fo:font-variant="normal" fo:text-transform="none" fo:color="#000000" loext:opacity="100%" fo:letter-spacing="normal" fo:font-style="normal" officeooo:rsid="0023f7a1"/>
    </style:style>
    <style:style style:name="T47" style:family="text">
      <style:text-properties fo:font-variant="normal" fo:text-transform="none" fo:color="#000000" loext:opacity="100%" fo:letter-spacing="normal" officeooo:rsid="0021514c"/>
    </style:style>
    <style:style style:name="T4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ed1e4" style:font-size-asian="10.5pt" style:font-weight-asian="bold" style:font-size-complex="12pt" style:font-weight-complex="bold"/>
    </style:style>
    <style:style style:name="T4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22c88a" style:font-size-asian="10.5pt" style:font-weight-asian="bold" style:font-size-complex="12pt" style:font-weight-complex="bold"/>
    </style:style>
    <style:style style:name="T5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2a71f5" style:font-size-asian="10.5pt" style:font-weight-asian="bold" style:font-size-complex="12pt" style:font-weight-complex="bold"/>
    </style:style>
    <style:style style:name="T51"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2c9c14" style:font-size-asian="10.5pt" style:font-weight-asian="bold" style:font-size-complex="12pt" style:font-weight-complex="bold"/>
    </style:style>
    <style:style style:name="T52"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2d41d3" style:font-size-asian="10.5pt" style:font-weight-asian="bold" style:font-size-complex="12pt" style:font-weight-complex="bold"/>
    </style:style>
    <style:style style:name="T53"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0d548" style:font-size-asian="10.5pt" style:font-weight-asian="bold" style:font-size-complex="12pt" style:font-weight-complex="bold"/>
    </style:style>
    <style:style style:name="T54"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3bf24" style:font-size-asian="10.5pt" style:font-weight-asian="bold" style:font-size-complex="12pt" style:font-weight-complex="bold"/>
    </style:style>
    <style:style style:name="T55"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60434" style:font-size-asian="10.5pt" style:font-weight-asian="bold" style:font-size-complex="12pt" style:font-weight-complex="bold"/>
    </style:style>
    <style:style style:name="T56"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699d9" style:font-size-asian="10.5pt" style:font-weight-asian="bold" style:font-size-complex="12pt" style:font-weight-complex="bold"/>
    </style:style>
    <style:style style:name="T57"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e2b2f" style:font-size-asian="10.5pt" style:font-weight-asian="bold" style:font-size-complex="12pt" style:font-weight-complex="bold"/>
    </style:style>
    <style:style style:name="T5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4c0f9" style:font-size-asian="10.5pt" style:font-weight-asian="bold" style:font-size-complex="12pt" style:font-weight-complex="bold"/>
    </style:style>
    <style:style style:name="T5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908fa" style:font-size-asian="10.5pt" style:font-weight-asian="bold" style:font-size-complex="12pt" style:font-weight-complex="bold"/>
    </style:style>
    <style:style style:name="T6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d7276" style:font-size-asian="10.5pt" style:font-weight-asian="bold" style:font-size-complex="12pt" style:font-weight-complex="bold"/>
    </style:style>
    <style:style style:name="T61" style:family="text">
      <style:text-properties fo:font-variant="normal" fo:text-transform="none" fo:color="#000000" loext:opacity="100%" style:font-name="Liberation Serif" fo:font-size="12pt" fo:letter-spacing="normal" fo:font-style="normal" style:text-underline-style="none" fo:font-weight="normal" officeooo:rsid="001ed1e4" style:font-size-asian="10.5pt" style:font-weight-asian="normal" style:font-size-complex="12pt" style:font-weight-complex="normal"/>
    </style:style>
    <style:style style:name="T62" style:family="text">
      <style:text-properties fo:font-variant="normal" fo:text-transform="none" fo:color="#000000" loext:opacity="100%" style:font-name="Liberation Serif" fo:font-size="12pt" fo:letter-spacing="normal" fo:font-style="normal" style:text-underline-style="none" fo:font-weight="normal" officeooo:rsid="0020a73a" style:font-size-asian="10.5pt" style:font-weight-asian="normal" style:font-size-complex="12pt" style:font-weight-complex="normal"/>
    </style:style>
    <style:style style:name="T63" style:family="text">
      <style:text-properties fo:font-variant="normal" fo:text-transform="none" fo:color="#000000" loext:opacity="100%" style:font-name="Liberation Serif" fo:font-size="12pt" fo:letter-spacing="normal" fo:font-style="normal" style:text-underline-style="none" style:font-size-asian="10.5pt" style:font-size-complex="12pt"/>
    </style:style>
    <style:style style:name="T64" style:family="text">
      <style:text-properties fo:font-variant="normal" fo:text-transform="none" fo:color="#000000" loext:opacity="100%" style:font-name="Liberation Serif" fo:font-size="12pt" fo:letter-spacing="normal" fo:font-style="normal" style:text-underline-style="none" officeooo:rsid="001ed1e4" style:font-size-asian="10.5pt" style:font-size-complex="12pt"/>
    </style:style>
    <style:style style:name="T65" style:family="text">
      <style:text-properties fo:font-variant="normal" fo:text-transform="none" fo:color="#000000" loext:opacity="100%" style:font-name="Liberation Serif" fo:font-size="12pt" fo:letter-spacing="normal" fo:font-style="normal" style:text-underline-style="none" officeooo:rsid="002c9c14" style:font-size-asian="10.5pt" style:font-size-complex="12pt"/>
    </style:style>
    <style:style style:name="T66" style:family="text">
      <style:text-properties fo:font-variant="normal" fo:text-transform="none" fo:color="#000000" loext:opacity="100%" style:font-name="Liberation Serif" fo:font-size="12pt" fo:letter-spacing="normal" fo:font-style="normal" style:text-underline-style="none" officeooo:rsid="002d48d3" style:font-size-asian="10.5pt" style:font-size-complex="12pt"/>
    </style:style>
    <style:style style:name="T67" style:family="text">
      <style:text-properties fo:font-variant="normal" fo:text-transform="none" fo:color="#000000" loext:opacity="100%" style:font-name="Liberation Serif" fo:font-size="12pt" fo:letter-spacing="normal" fo:font-style="normal" style:text-underline-style="none" officeooo:rsid="0033bf24" style:font-size-asian="10.5pt" style:font-size-complex="12pt"/>
    </style:style>
    <style:style style:name="T68" style:family="text">
      <style:text-properties fo:font-variant="normal" fo:text-transform="none" fo:color="#000000" loext:opacity="100%" style:font-name="Liberation Serif" fo:font-size="12pt" fo:letter-spacing="normal" fo:font-style="normal" style:text-underline-style="none" officeooo:rsid="003465ae" style:font-size-asian="10.5pt" style:font-size-complex="12pt"/>
    </style:style>
    <style:style style:name="T69" style:family="text">
      <style:text-properties fo:font-variant="normal" fo:text-transform="none" fo:color="#000000" loext:opacity="100%" style:font-name="Liberation Serif" fo:font-size="12pt" fo:letter-spacing="normal" fo:font-style="normal" style:text-underline-style="none" officeooo:rsid="00346ab3" style:font-size-asian="10.5pt" style:font-size-complex="12pt"/>
    </style:style>
    <style:style style:name="T70" style:family="text">
      <style:text-properties fo:font-variant="normal" fo:text-transform="none" fo:color="#000000" loext:opacity="100%" style:font-name="Liberation Serif" fo:font-size="12pt" fo:letter-spacing="normal" fo:font-style="normal" style:text-underline-style="none" fo:font-weight="bold" officeooo:rsid="001ed1e4" style:font-size-asian="10.5pt" style:font-weight-asian="bold" style:font-size-complex="12pt" style:font-weight-complex="bold"/>
    </style:style>
    <style:style style:name="T71" style:family="text">
      <style:text-properties fo:font-variant="normal" fo:text-transform="none" fo:color="#000000" loext:opacity="100%" style:font-name="Liberation Serif" fo:font-size="12pt" fo:letter-spacing="normal" fo:font-style="normal" style:text-underline-style="none" fo:font-weight="bold" officeooo:rsid="003a6deb" style:font-size-asian="10.5pt" style:font-weight-asian="bold" style:font-size-complex="12pt" style:font-weight-complex="bold"/>
    </style:style>
    <style:style style:name="T72" style:family="text">
      <style:text-properties fo:font-variant="normal" fo:text-transform="none" fo:color="#000000" loext:opacity="100%" style:font-name="Liberation Serif" fo:font-size="12pt" fo:letter-spacing="normal" fo:font-style="normal" style:font-size-asian="10.5pt" style:font-size-complex="12pt"/>
    </style:style>
    <style:style style:name="T73" style:family="text">
      <style:text-properties fo:font-variant="normal" fo:text-transform="none" fo:color="#000000" loext:opacity="100%" style:font-name="Liberation Serif" fo:font-size="12pt" fo:letter-spacing="normal" fo:font-style="normal" officeooo:rsid="001ed1e4" style:font-size-asian="10.5pt" style:font-size-complex="12pt"/>
    </style:style>
    <style:style style:name="T74" style:family="text">
      <style:text-properties fo:font-variant="normal" fo:text-transform="none" fo:color="#000000" loext:opacity="100%" style:font-name="Liberation Serif" fo:font-size="12pt" fo:letter-spacing="normal" fo:font-style="normal" officeooo:rsid="0023f7a1" style:font-size-asian="10.5pt" style:font-size-complex="12pt"/>
    </style:style>
    <style:style style:name="T75" style:family="text">
      <style:text-properties fo:font-variant="normal" fo:text-transform="none" fo:color="#000000" loext:opacity="100%" style:font-name="Liberation Serif" fo:font-size="12pt" fo:letter-spacing="normal" fo:font-style="normal" officeooo:rsid="00258188" style:font-size-asian="10.5pt" style:font-size-complex="12pt"/>
    </style:style>
    <style:style style:name="T76" style:family="text">
      <style:text-properties fo:font-variant="normal" fo:text-transform="none" fo:color="#000000" loext:opacity="100%" style:font-name="Liberation Serif" fo:font-size="12pt" fo:letter-spacing="normal" fo:language="zxx" fo:country="none" fo:font-style="normal" style:text-underline-style="solid" style:text-underline-width="auto" style:text-underline-color="font-color" fo:font-weight="bold" officeooo:rsid="001ed1e4" style:font-size-asian="10.5pt" style:language-asian="zxx" style:country-asian="none" style:font-weight-asian="bold" style:font-size-complex="12pt" style:language-complex="zxx" style:country-complex="none" style:font-weight-complex="bold"/>
    </style:style>
    <style:style style:name="T77" style:family="text">
      <style:text-properties fo:font-variant="normal" fo:text-transform="none" fo:color="#000000" loext:opacity="100%" style:font-name="Liberation Serif" fo:font-size="12pt" fo:letter-spacing="normal" fo:language="zxx" fo:country="none" fo:font-style="normal" style:text-underline-style="solid" style:text-underline-width="auto" style:text-underline-color="font-color" fo:font-weight="bold" officeooo:rsid="0051366f" style:font-size-asian="10.5pt" style:language-asian="zxx" style:country-asian="none" style:font-weight-asian="bold" style:font-size-complex="12pt" style:language-complex="zxx" style:country-complex="none" style:font-weight-complex="bold"/>
    </style:style>
    <style:style style:name="T78" style:family="text">
      <style:text-properties fo:font-variant="normal" fo:text-transform="none" fo:color="#000000" loext:opacity="100%" style:font-name="Liberation Serif" fo:font-size="12pt" fo:letter-spacing="normal" fo:language="zxx" fo:country="none" fo:font-style="normal" style:text-underline-style="none" fo:font-weight="normal" officeooo:rsid="001ed1e4" style:font-size-asian="10.5pt" style:language-asian="zxx" style:country-asian="none" style:font-weight-asian="normal" style:font-size-complex="12pt" style:language-complex="zxx" style:country-complex="none" style:font-weight-complex="normal"/>
    </style:style>
    <style:style style:name="T79" style:family="text">
      <style:text-properties fo:font-variant="normal" fo:text-transform="none" fo:color="#000000" loext:opacity="100%" style:text-position="0% 100%" style:font-name="Liberation Serif" fo:font-size="12pt" fo:letter-spacing="normal" fo:font-style="normal" style:text-underline-style="none" officeooo:rsid="001ed1e4" style:font-size-asian="10.5pt" style:font-size-complex="12pt"/>
    </style:style>
    <style:style style:name="T80" style:family="text">
      <style:text-properties officeooo:rsid="0023f7a1"/>
    </style:style>
    <style:style style:name="T81" style:family="text">
      <style:text-properties style:font-name="Liberation Serif"/>
    </style:style>
    <style:style style:name="T82" style:family="text">
      <style:text-properties style:font-name="Liberation Serif" officeooo:rsid="001ed1e4"/>
    </style:style>
    <style:style style:name="T83" style:family="text">
      <style:text-properties style:font-name="Liberation Serif" officeooo:rsid="00367c31"/>
    </style:style>
    <style:style style:name="T84" style:family="text">
      <style:text-properties style:font-name="Liberation Serif" officeooo:rsid="003699d9"/>
    </style:style>
    <style:style style:name="T85" style:family="text">
      <style:text-properties style:font-name="Liberation Serif" officeooo:rsid="0036bd9f"/>
    </style:style>
    <style:style style:name="T86" style:family="text">
      <style:text-properties style:font-name="Liberation Serif" officeooo:rsid="00371018"/>
    </style:style>
    <style:style style:name="T87" style:family="text">
      <style:text-properties style:font-name="Liberation Serif" officeooo:rsid="00390b98"/>
    </style:style>
    <style:style style:name="T88" style:family="text">
      <style:text-properties style:font-name="Liberation Serif" fo:font-weight="normal" officeooo:rsid="001ed1e4" style:font-weight-asian="normal" style:font-weight-complex="normal"/>
    </style:style>
    <style:style style:name="T89" style:family="text">
      <style:text-properties style:font-name="Liberation Serif" fo:font-weight="normal" officeooo:rsid="003699d9" style:font-weight-asian="normal" style:font-weight-complex="normal"/>
    </style:style>
    <style:style style:name="T90" style:family="text">
      <style:text-properties style:font-name="Liberation Serif" fo:font-weight="normal" officeooo:rsid="003fa75c" style:font-weight-asian="normal" style:font-weight-complex="normal"/>
    </style:style>
    <style:style style:name="T91" style:family="text">
      <style:text-properties style:font-name="Liberation Serif" officeooo:rsid="003a6deb"/>
    </style:style>
    <style:style style:name="T92" style:family="text">
      <style:text-properties style:font-name="Liberation Serif" officeooo:rsid="003cc267"/>
    </style:style>
    <style:style style:name="T93" style:family="text">
      <style:text-properties style:font-name="Liberation Serif" officeooo:rsid="003e2b2f"/>
    </style:style>
    <style:style style:name="T94" style:family="text">
      <style:text-properties style:font-name="Liberation Serif" officeooo:rsid="003fa75c"/>
    </style:style>
    <style:style style:name="T95" style:family="text">
      <style:text-properties style:font-name="Liberation Serif" officeooo:rsid="0041993b"/>
    </style:style>
    <style:style style:name="T96" style:family="text">
      <style:text-properties style:font-name="Liberation Serif" officeooo:rsid="00422cfd"/>
    </style:style>
    <style:style style:name="T97" style:family="text">
      <style:text-properties style:font-name="Liberation Serif" officeooo:rsid="0044c0f9"/>
    </style:style>
    <style:style style:name="T98" style:family="text">
      <style:text-properties style:font-name="Liberation Serif" officeooo:rsid="00466416"/>
    </style:style>
    <style:style style:name="T99" style:family="text">
      <style:text-properties style:font-name="Liberation Serif" officeooo:rsid="00475ea8"/>
    </style:style>
    <style:style style:name="T100" style:family="text">
      <style:text-properties style:font-name="Liberation Serif" officeooo:rsid="004908fa"/>
    </style:style>
    <style:style style:name="T101" style:family="text">
      <style:text-properties style:font-name="Liberation Serif" officeooo:rsid="004d7276"/>
    </style:style>
    <style:style style:name="T102" style:family="text">
      <style:text-properties style:font-name="Liberation Serif" officeooo:rsid="004b3555"/>
    </style:style>
    <style:style style:name="T103" style:family="text">
      <style:text-properties style:font-name="Liberation Serif" officeooo:rsid="004f4bc0"/>
    </style:style>
    <style:style style:name="T104" style:family="text">
      <style:text-properties style:font-name="Liberation Serif" officeooo:rsid="0051366f"/>
    </style:style>
    <style:style style:name="T105" style:family="text">
      <style:text-properties style:font-name="Liberation Serif" officeooo:rsid="0052c81d"/>
    </style:style>
    <style:style style:name="T106" style:family="text">
      <style:text-properties style:font-name="Liberation Serif" officeooo:rsid="00546b7e"/>
    </style:style>
    <style:style style:name="T107" style:family="text">
      <style:text-properties style:font-name="Liberation Serif" officeooo:rsid="005500bb"/>
    </style:style>
    <style:style style:name="T108" style:family="text">
      <style:text-properties style:font-name="Liberation Serif" officeooo:rsid="0056126c"/>
    </style:style>
    <style:style style:name="T109" style:family="text">
      <style:text-properties style:font-name="Liberation Serif" officeooo:rsid="0059ae68"/>
    </style:style>
    <style:style style:name="T110" style:family="text">
      <style:text-properties officeooo:rsid="002a71f5"/>
    </style:style>
    <style:style style:name="T111" style:family="text">
      <style:text-properties officeooo:rsid="001ed1e4"/>
    </style:style>
    <style:style style:name="T112" style:family="text">
      <style:text-properties officeooo:rsid="003604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span text:style-name="T16">P</text:span><text:span text:style-name="T15">artie 1</text:span></text:p>
      <text:p text:style-name="P71"/>
      <text:p text:style-name="P71"/>
      <text:p text:style-name="P74"><text:span text:style-name="T16">Exercice 1-</text:span><text:span text:style-name="T9"> </text:span><text:span text:style-name="T8">Quelles seront les valeurs des variables A et B après exécution des instructions suivantes ? </text:span></text:p>
      <text:p text:style-name="P101"/>
      <text:p text:style-name="P101">Variables A, B en Entier </text:p>
      <text:p text:style-name="P101">Début </text:p>
      <text:p text:style-name="P101">A ← 1 </text:p>
      <text:p text:style-name="P101">B ← A + 3 </text:p>
      <text:p text:style-name="P101">A ← 3 </text:p>
      <text:p text:style-name="P101">Fin</text:p>
      <text:p text:style-name="P73"/>
      <text:p text:style-name="P124"><text:span text:style-name="T1">Réponse : </text:span>A=3 et B=4</text:p>
      <text:p text:style-name="P124"/>
      <text:p text:style-name="P124"/>
      <text:p text:style-name="P74"><text:span text:style-name="T16">Exercice 2-</text:span><text:span text:style-name="T9"> </text:span><text:span text:style-name="T8">Quelles seront les valeurs des variables A, B et C après exécution des instructions suivantes ? </text:span></text:p>
      <text:p text:style-name="P101"/>
      <text:p text:style-name="P101">Variables A, B, C en Entier </text:p>
      <text:p text:style-name="P101">Début </text:p>
      <text:p text:style-name="P101">A ← 5 </text:p>
      <text:p text:style-name="P101">B ← 3 </text:p>
      <text:p text:style-name="P101">C ← A + B </text:p>
      <text:p text:style-name="P101">A ← 2 </text:p>
      <text:p text:style-name="P101">C ← B – A </text:p>
      <text:p text:style-name="P101">Fin</text:p>
      <text:p text:style-name="P72"/>
      <text:p text:style-name="P102"><text:span text:style-name="T1">Réponse : </text:span>A=2, B=3 et C=1</text:p>
      <text:p text:style-name="P102"/>
      <text:p text:style-name="P102"/>
      <text:p text:style-name="P74"><text:span text:style-name="T16">Exercice 3-</text:span><text:span text:style-name="T9"> </text:span><text:span text:style-name="T8">Quelles seront les valeurs des variables A et B après exécution des instructions suivantes ? </text:span></text:p>
      <text:p text:style-name="P101"/>
      <text:p text:style-name="P101">Variables A, B en Entier </text:p>
      <text:p text:style-name="P101">Début </text:p>
      <text:p text:style-name="P101">A ← 5 </text:p>
      <text:p text:style-name="P101">B ← A + 4 </text:p>
      <text:p text:style-name="P101">A ← A + 1 </text:p>
      <text:p text:style-name="P101">B ← A – 4 </text:p>
      <text:p text:style-name="P101">Fin</text:p>
      <text:p text:style-name="P72"/>
      <text:p text:style-name="P102"><text:span text:style-name="T1">Réponse : </text:span>A=6 et B=2</text:p>
      <text:p text:style-name="P102"/>
      <text:p text:style-name="P102"/>
      <text:p text:style-name="P71"/>
      <text:p text:style-name="P75"><text:span text:style-name="T16">Exercice 4-</text:span><text:span text:style-name="T9"> </text:span><text:span text:style-name="T8">Quelles seront les valeurs des variables A, B et C après exécution des instructions suivantes ? </text:span></text:p>
      <text:p text:style-name="P101"/>
      <text:p text:style-name="P101">Variables A, B, C en Entier </text:p>
      <text:p text:style-name="P101">Début </text:p>
      <text:p text:style-name="P101">A ← 3 </text:p>
      <text:p text:style-name="P101">B ← 10 </text:p>
      <text:p text:style-name="P101">C ← A + B </text:p>
      <text:p text:style-name="P101">B ← A + B </text:p>
      <text:p text:style-name="P101">A ← C </text:p>
      <text:p text:style-name="P101">Fin</text:p>
      <text:p text:style-name="P102"/>
      <text:p text:style-name="P102"><text:span text:style-name="T2">Réponse : </text:span>A=13, B=13 e<text:span text:style-name="T3">t</text:span> C=13</text:p>
      <text:p text:style-name="P102"/>
      <text:p text:style-name="P102"/>
      <text:p text:style-name="P76"><text:span text:style-name="T16">Exercice </text:span><text:span text:style-name="T17">5-</text:span><text:span text:style-name="T10"> Quelles seront les valeurs des variables A et B après exécution des instructions suivantes ? </text:span></text:p>
      <text:p text:style-name="P103"/>
      <text:p text:style-name="P103">Variables A, B en Entier </text:p>
      <text:p text:style-name="P103">Début </text:p>
      <text:p text:style-name="P103">A ← 5 </text:p>
      <text:p text:style-name="P103">B ← 2 </text:p>
      <text:p text:style-name="P103">A ← B </text:p>
      <text:p text:style-name="P103">B ← A </text:p>
      <text:p text:style-name="P103">Fin</text:p>
      <text:p text:style-name="P102"/>
      <text:p text:style-name="P104"><text:span text:style-name="T2">Réponse : </text:span>A=2 et B=2</text:p>
      <text:p text:style-name="P104"/>
      <text:p text:style-name="P104"/>
      <text:p text:style-name="P74"><text:span text:style-name="T17">Exercice 6-</text:span><text:span text:style-name="T10"> </text:span><text:span text:style-name="T8">Plus difficile, mais c’est un classique absolu, qu’il faut absolument maîtriser : écrire un algorithme permettant d’échanger les valeurs de deux variables A et B, et ce quel que soit leur contenu préalable.</text:span></text:p>
      <text:p text:style-name="P104"/>
      <text:p text:style-name="P159"><text:span text:style-name="T14">R</text:span><text:span text:style-name="T7">éponse : </text:span></text:p>
      <text:p text:style-name="P119"/>
      <text:p text:style-name="P105">Variables A, B en Entier </text:p>
      <text:p text:style-name="P77"><text:span text:style-name="T10">D</text:span><text:span text:style-name="T8">ébut</text:span></text:p>
      <text:p text:style-name="P106">A=A+B</text:p>
      <text:p text:style-name="P106">B=A-B</text:p>
      <text:p text:style-name="P78"><text:span text:style-name="T8">A=</text:span><text:span text:style-name="T11">A-B</text:span></text:p>
      <text:p text:style-name="P77"><text:span text:style-name="T11">F</text:span><text:span text:style-name="T8">in</text:span></text:p>
      <text:p text:style-name="P106"/>
      <text:p text:style-name="P164"><text:span text:style-name="T12">Donc, </text:span><text:span text:style-name="T8">A=B et B=A</text:span></text:p>
      <text:p text:style-name="P107"/>
      <text:p text:style-name="P121"/>
      <text:p text:style-name="P165"><text:span text:style-name="T7">Ou :</text:span><text:span text:style-name="T8"> Avec une variable </text:span><text:span text:style-name="T61">"</text:span><text:span text:style-name="T8"> temporaire </text:span><text:span text:style-name="T61">"</text:span><text:span text:style-name="T8"> :</text:span></text:p>
      <text:p text:style-name="P108"/>
      <text:p text:style-name="P105">Variables A, B en Entier </text:p>
      <text:p text:style-name="P166"><text:span text:style-name="T10">D</text:span><text:span text:style-name="T8">ébut</text:span></text:p>
      <text:p text:style-name="P108">C=A</text:p>
      <text:p text:style-name="P108">A=B</text:p>
      <text:p text:style-name="P108">B=C</text:p>
      <text:p text:style-name="P111">Fin</text:p>
      <text:p text:style-name="P108"/>
      <text:p text:style-name="P108">Donc C étant égal à A, B=A</text:p>
      <text:p text:style-name="P108"/>
      <text:p text:style-name="P108"/>
      <text:p text:style-name="P79"><text:span text:style-name="T18">Exercice 7-</text:span><text:span text:style-name="T21"> </text:span><text:span text:style-name="T20">Une variante du précédent : on dispose de trois variables A, B et C. Écrivez un algorithme transférant à B la valeur de A, à C la valeur de B et à A la valeur de C (toujours quels que soient les contenus préalables de ces variables).</text:span></text:p>
      <text:p text:style-name="P109"/>
      <text:p text:style-name="P120"><text:span text:style-name="T3">R</text:span>éponse : </text:p>
      <text:p text:style-name="P109"/>
      <text:p text:style-name="P80"><text:span text:style-name="T10">Variables A, B, </text:span><text:span text:style-name="T12">C et D </text:span><text:span text:style-name="T10">en Entier </text:span></text:p>
      <text:p text:style-name="P123"><text:span text:style-name="T6">D</text:span><text:span text:style-name="T4">ébut</text:span></text:p>
      <text:p text:style-name="P112">D=A</text:p>
      <text:p text:style-name="P112">A=C</text:p>
      <text:p text:style-name="P110">C=<text:span text:style-name="T22">B</text:span></text:p>
      <text:p text:style-name="P108">B=<text:span text:style-name="T22">D</text:span></text:p>
      <text:p text:style-name="P111">Fin</text:p>
      <text:p text:style-name="P108"/>
      <text:p text:style-name="P122"><text:span text:style-name="T4">Donc </text:span><text:span text:style-name="T5">D</text:span><text:span text:style-name="T4"> étant égal à A, B=A</text:span></text:p>
      <text:p text:style-name="P110"/>
      <text:p text:style-name="P110"/>
      <text:p text:style-name="P80"><text:span text:style-name="T19">Exercice 8-</text:span><text:span text:style-name="T12"> </text:span><text:span text:style-name="T8">Que produit l’algorithme suivant ? </text:span></text:p>
      <text:p text:style-name="P113"/>
      <text:p text:style-name="P113">Variables A, B, C en Caractères </text:p>
      <text:p text:style-name="P113">Début </text:p>
      <text:p text:style-name="P113">A ← "423"</text:p>
      <text:p text:style-name="P113">B ← "12" </text:p>
      <text:p text:style-name="P113">C ← A + B </text:p>
      <text:p text:style-name="P113">Fin</text:p>
      <text:p text:style-name="P113"/>
      <text:p text:style-name="P160"><text:span text:style-name="T14">R</text:span><text:span text:style-name="T7">éponse : </text:span><text:span text:style-name="T13">Le programme / algorithme met une erreur, car impossible d’additionner des caractères...</text:span></text:p>
      <text:p text:style-name="P120"/>
      <text:p text:style-name="P120"/>
      <text:p text:style-name="P80"><text:span text:style-name="T19">Exercice 9-</text:span><text:span text:style-name="T12"> </text:span><text:span text:style-name="T8">Que produit l’algorithme suivant ? </text:span></text:p>
      <text:p text:style-name="P113"/>
      <text:p text:style-name="P113">Variables A, B, C en Caractères </text:p>
      <text:p text:style-name="P113">Début </text:p>
      <text:p text:style-name="P113">A ← "423" </text:p>
      <text:p text:style-name="P113">B ← "12" </text:p>
      <text:p text:style-name="P113">C ← A &amp; B </text:p>
      <text:p text:style-name="P113">Fin</text:p>
      <text:p text:style-name="P113"/>
      <text:p text:style-name="P161"><text:span text:style-name="T14">R</text:span><text:span text:style-name="T7">éponse :</text:span><text:span text:style-name="T8"> </text:span><text:span text:style-name="T12">C= </text:span><text:span text:style-name="T61">"</text:span><text:span text:style-name="T12">42312</text:span><text:span text:style-name="T61">"</text:span></text:p>
      <text:p text:style-name="P69">Partie 2</text:p>
      <text:p text:style-name="P1"/>
      <text:p text:style-name="P1"/>
      <text:p text:style-name="P81"><text:span text:style-name="T23">Exercice 1 -</text:span><text:span text:style-name="T26"> </text:span><text:span text:style-name="T8">Quel résultat produit le programme suivant ? </text:span></text:p>
      <text:p text:style-name="P114"/>
      <text:p text:style-name="P114">Variables val, double en Numériques </text:p>
      <text:p text:style-name="P114">Début </text:p>
      <text:p text:style-name="P114">Val ← 231 </text:p>
      <text:p text:style-name="P114">Double ← Val * 2 </text:p>
      <text:p text:style-name="P114">Ecrire Val </text:p>
      <text:p text:style-name="P114">Ecrire Double </text:p>
      <text:p text:style-name="P114">Fin</text:p>
      <text:p text:style-name="P2"/>
      <text:p text:style-name="P162"><text:span text:style-name="T29">R</text:span><text:span text:style-name="T30">éponse :</text:span><text:span text:style-name="T26"> </text:span><text:span text:style-name="T27">L’ordinateur va écrire 231 puis 462</text:span></text:p>
      <text:p text:style-name="P3"/>
      <text:p text:style-name="P3"/>
      <text:p text:style-name="P81"><text:span text:style-name="T23">Exercice </text:span><text:span text:style-name="T24">2</text:span><text:span text:style-name="T23"> -</text:span><text:span text:style-name="T26"> </text:span><text:span text:style-name="T27">Écrire un programme qui demande un nombre à l’utilisateur, puis qui calcule et affiche le carré de ce nombre.</text:span></text:p>
      <text:p text:style-name="P3"/>
      <text:p text:style-name="P162"><text:span text:style-name="T29">R</text:span><text:span text:style-name="T30">éponse : </text:span></text:p>
      <text:p text:style-name="P11"/>
      <text:p text:style-name="P125"><text:span text:style-name="T30">V</text:span><text:span text:style-name="T28">ariable A, B en Numérique</text:span></text:p>
      <text:p text:style-name="P4">Début</text:p>
      <text:p text:style-name="P133"><text:span text:style-name="T30">Ecrire </text:span><text:span text:style-name="T64">"</text:span><text:span text:style-name="T30">Entrez </text:span><text:span text:style-name="T31">un nombre</text:span><text:span text:style-name="T30"> : </text:span><text:span text:style-name="T64">"</text:span><text:span text:style-name="T30"> </text:span></text:p>
      <text:p text:style-name="P125"><text:span text:style-name="T30">L</text:span><text:span text:style-name="T28">ire A</text:span></text:p>
      <text:p text:style-name="P4">B=A²</text:p>
      <text:p text:style-name="P126"><text:span text:style-name="T39">Ecrire </text:span><text:span text:style-name="T79">"</text:span><text:span text:style-name="T39">Le carré de ce nombre</text:span><text:span text:style-name="T40"> </text:span><text:span text:style-name="T39">est </text:span><text:span text:style-name="T40">: </text:span><text:span text:style-name="T79">"</text:span><text:span text:style-name="T40"> , </text:span><text:span text:style-name="T39">B</text:span></text:p>
      <text:p text:style-name="P125"><text:span text:style-name="T30">F</text:span><text:span text:style-name="T28">in</text:span></text:p>
      <text:p text:style-name="P11"/>
      <text:p text:style-name="P11"/>
      <text:p text:style-name="P134"><text:span text:style-name="T23">Exercice </text:span><text:span text:style-name="T25">3</text:span><text:span text:style-name="T23"> -</text:span><text:span text:style-name="T30"> Ecrire un programme qui lit le prix HT d’un article, le nombre d’articles et le taux de TVA, et qui fournit le prix total TTC correspondant. Faire en sorte que des libellés apparaissent clairement.</text:span></text:p>
      <text:p text:style-name="P11"/>
      <text:p text:style-name="P163"><text:span text:style-name="T29">R</text:span><text:span text:style-name="T30">éponse : </text:span></text:p>
      <text:p text:style-name="P12"/>
      <text:p text:style-name="P66"><text:span text:style-name="T43">Variables </text:span><text:span text:style-name="T47">articles</text:span><text:span text:style-name="T43">, </text:span><text:span text:style-name="T44">ht</text:span><text:span text:style-name="T43">, tva, ttc en Numérique</text:span><text:line-break/><text:span text:style-name="T43">Débu</text:span><text:span text:style-name="T44">t</text:span><text:line-break/><text:span text:style-name="T43">Ecrire "Entrez le prix hors taxes : " </text:span><text:line-break/><text:span text:style-name="T43">Lire ht</text:span><text:line-break/><text:span text:style-name="T43">Ecrire "Entrez le nombre d’articles : "</text:span><text:line-break/><text:span text:style-name="T43">Lire </text:span><text:span text:style-name="T44">articles</text:span><text:line-break/><text:span text:style-name="T43">Ecrire "Entrez </text:span><text:span text:style-name="T44">la</text:span><text:span text:style-name="T43"> TVA </text:span><text:span text:style-name="T44">(en %) </text:span><text:span text:style-name="T43">: "</text:span><text:line-break/><text:span text:style-name="T43">Lire tva</text:span></text:p>
      <text:p text:style-name="P67"><text:span text:style-name="T44">tva = tva/100</text:span><text:line-break/><text:span text:style-name="T43">ttc ← </text:span><text:span text:style-name="T44">articles</text:span><text:span text:style-name="T43"> * ht * </text:span><text:span text:style-name="T44">(</text:span><text:span text:style-name="T43">1 + tva</text:span><text:span text:style-name="T44">)</text:span><text:line-break/><text:span text:style-name="T43">Ecrire "Le prix </text:span><text:span text:style-name="T44">TTC est </text:span><text:span text:style-name="T43">: ", ttc</text:span><text:line-break/><text:span text:style-name="T43">Fin</text:span></text:p>
      <text:p text:style-name="P13"/>
      <text:p text:style-name="P82"><text:span text:style-name="T48">Exercice </text:span><text:span text:style-name="T49">4</text:span><text:span text:style-name="T48"> -</text:span><text:span text:style-name="T61"> </text:span><text:span text:style-name="T45">Écrire un algorithme utilisant des variables de type chaîne de caractères, et affichant quatre variantes possibles de la célèbre « belle marquise, vos beaux yeux me font mourir d’amour ». On ne se soucie pas de la ponctuation, ni des majuscules.</text:span></text:p>
      <text:p text:style-name="P83"><text:span text:style-name="T45"/></text:p>
      <text:p text:style-name="P167"><text:span text:style-name="T45">R</text:span><text:span text:style-name="T43">éponse :</text:span></text:p>
      <text:p text:style-name="P141"><text:span text:style-name="T43"/></text:p>
      <text:p text:style-name="P84"><text:span text:style-name="T46">Original : </text:span><text:span text:style-name="T45">belle marquise, vos beaux yeux me font mourir d’amour</text:span></text:p>
      <text:p text:style-name="P84"><text:span text:style-name="T45"/></text:p>
      <text:p text:style-name="P98"><text:span text:style-name="T46">V</text:span><text:span text:style-name="T45">1 : b</text:span><text:span text:style-name="T43">elle marquise, vos beaux yeux, d’amour me font mourir</text:span></text:p>
      <text:p text:style-name="P98"><text:span text:style-name="T46">V</text:span><text:span text:style-name="T43">2 : belle marquise, d’amour me font mourir vos beaux yeux </text:span></text:p>
      <text:p text:style-name="P98"><text:span text:style-name="T46">V</text:span><text:span text:style-name="T43">3 : vos beaux yeux me font mourir d’amour, belle marquise </text:span></text:p>
      <text:p text:style-name="P98"><text:span text:style-name="T46">V</text:span><text:span text:style-name="T43">4 : vos beaux yeux, belle marquise, me font mourir d’amour </text:span></text:p>
      <text:p text:style-name="P98"><text:span text:style-name="T43"/></text:p>
      <text:p text:style-name="P115">Variables <text:span text:style-name="T80">BM,</text:span> <text:span text:style-name="T80">VBY, </text:span><text:span text:style-name="T74">MFM, </text:span><text:span text:style-name="T80">A</text:span><text:span text:style-name="T74">, V1, V2, V3, V4</text:span><text:span text:style-name="T73"> </text:span>en Caractères </text:p>
      <text:p text:style-name="P116">Début </text:p>
      <text:p text:style-name="P116"><text:span text:style-name="T80">BM=</text:span><text:span text:style-name="T73">"</text:span><text:span text:style-name="T80">belle marquise </text:span><text:span text:style-name="T73">"</text:span> </text:p>
      <text:p text:style-name="P116"><text:span text:style-name="T80">VBY=</text:span><text:span text:style-name="T73">"</text:span><text:span text:style-name="T80">vos beaux yeux </text:span><text:span text:style-name="T73">"</text:span><text:span text:style-name="T80"> </text:span></text:p>
      <text:p text:style-name="P115"><text:span text:style-name="T74">MFM=</text:span><text:span text:style-name="T73">"</text:span><text:span text:style-name="T74">me font mourir </text:span><text:span text:style-name="T73">"</text:span></text:p>
      <text:p text:style-name="P116"><text:span text:style-name="T80">A=</text:span><text:span text:style-name="T73">"</text:span><text:span text:style-name="T74">d’amour </text:span><text:span text:style-name="T73">"</text:span></text:p>
      <text:p text:style-name="P117"><text:span text:style-name="T73">V</text:span><text:span text:style-name="T72">1=</text:span><text:span text:style-name="T73">"</text:span><text:span text:style-name="T72">BM &amp; VBY </text:span><text:span text:style-name="T75">&amp; A &amp; MFM</text:span><text:span text:style-name="T73">"</text:span></text:p>
      <text:p text:style-name="P118"><text:span text:style-name="T72">Ecrire </text:span><text:span text:style-name="T73">"</text:span><text:span text:style-name="T72">La variante 1 est : </text:span><text:span text:style-name="T73">", </text:span><text:span text:style-name="T72">V1</text:span></text:p>
      <text:p text:style-name="P118"><text:span text:style-name="T72">V2=</text:span><text:span text:style-name="T73">"</text:span><text:span text:style-name="T72">BM &amp; A &amp; MFM &amp; VBY</text:span><text:span text:style-name="T73">"</text:span></text:p>
      <text:p text:style-name="P118"><text:span text:style-name="T73">Ecrire "La variante </text:span><text:span text:style-name="T72">2</text:span><text:span text:style-name="T73"> est : ", </text:span><text:span text:style-name="T72">V2</text:span></text:p>
      <text:p text:style-name="P118"><text:span text:style-name="T73">V</text:span><text:span text:style-name="T72">3=</text:span><text:span text:style-name="T73">"</text:span><text:span text:style-name="T72">VBY &amp; MFM &amp; A &amp; BM</text:span><text:span text:style-name="T73">"</text:span></text:p>
      <text:p text:style-name="P118"><text:span text:style-name="T73">Ecrire "La variante </text:span><text:span text:style-name="T72">3 </text:span><text:span text:style-name="T73">est : ", V</text:span><text:span text:style-name="T72">3</text:span></text:p>
      <text:p text:style-name="P118"><text:span text:style-name="T73">V</text:span><text:span text:style-name="T72">4=</text:span><text:span text:style-name="T73">"</text:span><text:span text:style-name="T72">VBY &amp; BM &amp; MFM &amp; A</text:span><text:span text:style-name="T73">"</text:span></text:p>
      <text:p text:style-name="P118"><text:span text:style-name="T73">Ecrire "La variante </text:span><text:span text:style-name="T72">4</text:span><text:span text:style-name="T73"> est : ", V</text:span><text:span text:style-name="T72">4</text:span></text:p>
      <text:p text:style-name="P99"><text:span text:style-name="T8">Fin</text:span></text:p>
      <text:p text:style-name="P99"><text:span text:style-name="T8"/></text:p>
      <text:p text:style-name="P99"><text:span text:style-name="T8"/></text:p>
      <text:p text:style-name="P70">Partie <text:span text:style-name="T110">3</text:span></text:p>
      <text:p text:style-name="P100"/>
      <text:p text:style-name="P83"/>
      <text:p text:style-name="P85"><text:span text:style-name="T48">Exercice </text:span><text:span text:style-name="T50">1</text:span><text:span text:style-name="T48"> -</text:span><text:span text:style-name="T61"> Écrire un algorithme qui demande un nombre à l’utilisateur, et l’informe ensuite si ce nombre est positif ou négatif (on laisse de côté le cas où le nombre vaut zéro).</text:span></text:p>
      <text:p text:style-name="P85"><text:span text:style-name="T45"/></text:p>
      <text:p text:style-name="P168"><text:span text:style-name="T45">R</text:span><text:span text:style-name="T43">éponse :</text:span></text:p>
      <text:p text:style-name="P168"><text:span text:style-name="T43"/></text:p>
      <text:p text:style-name="P127"><text:span text:style-name="T30">V</text:span><text:span text:style-name="T28">ariable A en </text:span><text:span text:style-name="T32">Numérique</text:span></text:p>
      <text:p text:style-name="P5">Début</text:p>
      <text:p text:style-name="P135"><text:span text:style-name="T30">Ecrire </text:span><text:span text:style-name="T64">"</text:span><text:span text:style-name="T30">Entrez </text:span><text:span text:style-name="T31">un nombre</text:span><text:span text:style-name="T30"> : </text:span><text:span text:style-name="T64">"</text:span><text:span text:style-name="T30"> </text:span></text:p>
      <text:p text:style-name="P127"><text:span text:style-name="T30">L</text:span><text:span text:style-name="T28">ire A</text:span></text:p>
      <text:p text:style-name="P142"><text:span text:style-name="T28">Si A&gt;0 Alors</text:span></text:p>
      <text:p text:style-name="P142"><text:span text:style-name="T28">Ecrire </text:span><text:span text:style-name="T64">"</text:span><text:span text:style-name="T63">Nombre positif</text:span><text:span text:style-name="T64">"</text:span></text:p>
      <text:p text:style-name="P142"><text:span text:style-name="T64">S</text:span><text:span text:style-name="T63">inon </text:span></text:p>
      <text:p text:style-name="P142"><text:span text:style-name="T63">Ecrire </text:span><text:span text:style-name="T64">"</text:span><text:span text:style-name="T63">Nombre négatif</text:span><text:span text:style-name="T64">"</text:span></text:p>
      <text:p text:style-name="P148"><text:span text:style-name="T64">F</text:span><text:span text:style-name="T63">insi</text:span></text:p>
      <text:p text:style-name="P127"><text:span text:style-name="T42">F</text:span><text:span text:style-name="T41">in</text:span></text:p>
      <text:p text:style-name="P127"><text:span text:style-name="T41"/></text:p>
      <text:p text:style-name="P127"><text:span text:style-name="T41"/></text:p>
      <text:p text:style-name="P86"><text:span text:style-name="T48">Exercice </text:span><text:span text:style-name="T51">2</text:span><text:span text:style-name="T48"> -</text:span><text:span text:style-name="T61"> Écrire un algorithme qui demande deux nombres à l’utilisateur et l’informe ensuite si leur produit est négatif ou positif (on laisse de côté le cas où le produit est nul). Attention toutefois : on ne doit pas calculer le produit des deux nombres.</text:span></text:p>
      <text:p text:style-name="P86"><text:span text:style-name="T45"/></text:p>
      <text:p text:style-name="P169"><text:span text:style-name="T45">R</text:span><text:span text:style-name="T43">éponse :</text:span></text:p>
      <text:p text:style-name="P169"><text:span text:style-name="T41"/></text:p>
      <text:p text:style-name="P128"><text:span text:style-name="T30">V</text:span><text:span text:style-name="T28">ariable</text:span><text:span text:style-name="T33">s</text:span><text:span text:style-name="T28"> A, </text:span><text:span text:style-name="T33">B</text:span><text:span text:style-name="T28"> en </text:span><text:span text:style-name="T32">Numérique</text:span></text:p>
      <text:p text:style-name="P6">Début</text:p>
      <text:p text:style-name="P136"><text:span text:style-name="T30">Ecrire </text:span><text:span text:style-name="T64">"</text:span><text:span text:style-name="T30">Entrez </text:span><text:span text:style-name="T31">un nombre</text:span><text:span text:style-name="T30"> : </text:span><text:span text:style-name="T64">"</text:span><text:span text:style-name="T30"> </text:span></text:p>
      <text:p text:style-name="P128"><text:span text:style-name="T30">L</text:span><text:span text:style-name="T28">ire A</text:span></text:p>
      <text:p text:style-name="P136"><text:span text:style-name="T30">Ecrire </text:span><text:span text:style-name="T64">"</text:span><text:span text:style-name="T30">Entrez </text:span><text:span text:style-name="T31">un nombre</text:span><text:span text:style-name="T30"> : </text:span><text:span text:style-name="T64">"</text:span><text:span text:style-name="T30"> </text:span></text:p>
      <text:p text:style-name="P128"><text:span text:style-name="T30">L</text:span><text:span text:style-name="T28">ire </text:span><text:span text:style-name="T33">B</text:span></text:p>
      <text:p text:style-name="P143"><text:span text:style-name="T28">Si A&lt;0 </text:span><text:span text:style-name="T33">XOR</text:span><text:span text:style-name="T28"> </text:span><text:span text:style-name="T33">B&lt;0 </text:span><text:span text:style-name="T28">Alors</text:span></text:p>
      <text:p text:style-name="P143"><text:span text:style-name="T28">Ecrire </text:span><text:span text:style-name="T64">"</text:span><text:span text:style-name="T65">Produit négatif</text:span><text:span text:style-name="T64">"</text:span></text:p>
      <text:p text:style-name="P143"><text:span text:style-name="T64">S</text:span><text:span text:style-name="T63">inon </text:span></text:p>
      <text:p text:style-name="P143"><text:span text:style-name="T63">Ecrire </text:span><text:span text:style-name="T64">"</text:span><text:span text:style-name="T65">Produit positif</text:span><text:span text:style-name="T64">"</text:span></text:p>
      <text:p text:style-name="P149"><text:span text:style-name="T64">F</text:span><text:span text:style-name="T63">insi</text:span></text:p>
      <text:p text:style-name="P128"><text:span text:style-name="T42">F</text:span><text:span text:style-name="T41">in</text:span></text:p>
      <text:p text:style-name="P128"><text:span text:style-name="T41"/></text:p>
      <text:p text:style-name="P128"><text:span text:style-name="T41"/></text:p>
      <text:p text:style-name="P87"><text:span text:style-name="T48">Exercice </text:span><text:span text:style-name="T52">3</text:span><text:span text:style-name="T48"> -</text:span><text:span text:style-name="T61"> Écrire un algorithme qui demande trois noms à l’utilisateur et l’informe ensuite s’ils sont rangés ou non dans l’ordre alphabétique.</text:span></text:p>
      <text:p text:style-name="P87"><text:span text:style-name="T61"/></text:p>
      <text:p text:style-name="P170"><text:span text:style-name="T42">R</text:span><text:span text:style-name="T41">éponse :</text:span></text:p>
      <text:p text:style-name="P170"><text:span text:style-name="T41"/></text:p>
      <text:p text:style-name="P129"><text:span text:style-name="T30">V</text:span><text:span text:style-name="T28">ariable</text:span><text:span text:style-name="T33">s</text:span><text:span text:style-name="T28"> A, </text:span><text:span text:style-name="T33">B, </text:span><text:span text:style-name="T34">C</text:span><text:span text:style-name="T28"> en </text:span><text:span text:style-name="T35">Caractère</text:span></text:p>
      <text:p text:style-name="P7">Début</text:p>
      <text:p text:style-name="P137"><text:span text:style-name="T30">Ecrire </text:span><text:span text:style-name="T64">"</text:span><text:span text:style-name="T30">Entrez </text:span><text:span text:style-name="T31">un </text:span><text:span text:style-name="T34">premier</text:span><text:span text:style-name="T31"> nom</text:span><text:span text:style-name="T30"> : </text:span><text:span text:style-name="T64">"</text:span><text:span text:style-name="T30"> </text:span></text:p>
      <text:p text:style-name="P129"><text:span text:style-name="T30">L</text:span><text:span text:style-name="T28">ire A</text:span></text:p>
      <text:p text:style-name="P137"><text:span text:style-name="T30">Ecrire </text:span><text:span text:style-name="T64">"</text:span><text:span text:style-name="T30">Entrez </text:span><text:span text:style-name="T31">un </text:span><text:span text:style-name="T34">deuxième nom</text:span><text:span text:style-name="T30"> : </text:span><text:span text:style-name="T64">"</text:span><text:span text:style-name="T30"> </text:span></text:p>
      <text:p text:style-name="P129"><text:span text:style-name="T30">L</text:span><text:span text:style-name="T28">ire </text:span><text:span text:style-name="T33">B</text:span></text:p>
      <text:p text:style-name="P138"><text:span text:style-name="T30">Ecrire </text:span><text:span text:style-name="T64">"</text:span><text:span text:style-name="T30">Entrez </text:span><text:span text:style-name="T31">un </text:span><text:span text:style-name="T35">troisième</text:span><text:span text:style-name="T34"> nom</text:span><text:span text:style-name="T30"> : </text:span><text:span text:style-name="T64">"</text:span><text:span text:style-name="T30"> </text:span></text:p>
      <text:p text:style-name="P130"><text:soft-page-break/><text:span text:style-name="T30">L</text:span><text:span text:style-name="T33">ire </text:span><text:span text:style-name="T35">C</text:span></text:p>
      <text:p text:style-name="P144"><text:span text:style-name="T28">Si A&lt;</text:span><text:span text:style-name="T35">B</text:span><text:span text:style-name="T28"> </text:span><text:span text:style-name="T35">ET </text:span><text:span text:style-name="T33">B&lt;</text:span><text:span text:style-name="T35">C</text:span><text:span text:style-name="T33"> </text:span><text:span text:style-name="T28">Alors</text:span></text:p>
      <text:p text:style-name="P144"><text:span text:style-name="T28">Ecrire </text:span><text:span text:style-name="T64">"</text:span><text:span text:style-name="T66">Les noms sont dans l’ordre alphabétique</text:span><text:span text:style-name="T64">"</text:span></text:p>
      <text:p text:style-name="P144"><text:span text:style-name="T64">S</text:span><text:span text:style-name="T63">inon </text:span></text:p>
      <text:p text:style-name="P144"><text:span text:style-name="T63">Ecrire </text:span><text:span text:style-name="T64">"</text:span><text:span text:style-name="T66">Les noms ne sont pas dans l’ordre alphabétique</text:span><text:span text:style-name="T64">"</text:span></text:p>
      <text:p text:style-name="P150"><text:span text:style-name="T64">F</text:span><text:span text:style-name="T63">insi</text:span></text:p>
      <text:p text:style-name="P129"><text:span text:style-name="T42">F</text:span><text:span text:style-name="T41">in</text:span></text:p>
      <text:p text:style-name="P129"><text:span text:style-name="T41"/></text:p>
      <text:p text:style-name="P175"><text:span text:style-name="T41">Ou</text:span></text:p>
      <text:p text:style-name="P154"><text:span text:style-name="T41"/></text:p>
      <text:p text:style-name="P130"><text:span text:style-name="T30">V</text:span><text:span text:style-name="T28">ariable</text:span><text:span text:style-name="T33">s</text:span><text:span text:style-name="T28"> A, </text:span><text:span text:style-name="T33">B, </text:span><text:span text:style-name="T34">C</text:span><text:span text:style-name="T28"> en </text:span><text:span text:style-name="T35">Caractère</text:span></text:p>
      <text:p text:style-name="P8">Début</text:p>
      <text:p text:style-name="P138"><text:span text:style-name="T30">Ecrire </text:span><text:span text:style-name="T64">"</text:span><text:span text:style-name="T30">Entrez</text:span><text:span text:style-name="T34"> </text:span><text:span text:style-name="T35">trois</text:span><text:span text:style-name="T31"> nom</text:span><text:span text:style-name="T35">s </text:span><text:span text:style-name="T30"><text:s/>: </text:span><text:span text:style-name="T64">"</text:span></text:p>
      <text:p text:style-name="P130"><text:span text:style-name="T30">L</text:span><text:span text:style-name="T28">ire A, </text:span><text:span text:style-name="T35">B, C</text:span></text:p>
      <text:p text:style-name="P145"><text:span text:style-name="T28">Si A&lt;</text:span><text:span text:style-name="T35">B</text:span><text:span text:style-name="T28"> </text:span><text:span text:style-name="T35">ET </text:span><text:span text:style-name="T33">B&lt;</text:span><text:span text:style-name="T35">C</text:span><text:span text:style-name="T33"> </text:span><text:span text:style-name="T28">Alors</text:span></text:p>
      <text:p text:style-name="P145"><text:span text:style-name="T28">Ecrire </text:span><text:span text:style-name="T64">"</text:span><text:span text:style-name="T66">Les noms sont dans l’ordre alphabétique</text:span><text:span text:style-name="T64">"</text:span></text:p>
      <text:p text:style-name="P145"><text:span text:style-name="T64">S</text:span><text:span text:style-name="T63">inon </text:span></text:p>
      <text:p text:style-name="P145"><text:span text:style-name="T63">Ecrire </text:span><text:span text:style-name="T64">"</text:span><text:span text:style-name="T66">Les noms ne sont pas dans l’ordre alphabétique</text:span><text:span text:style-name="T64">"</text:span></text:p>
      <text:p text:style-name="P151"><text:span text:style-name="T64">F</text:span><text:span text:style-name="T63">insi</text:span></text:p>
      <text:p text:style-name="P130"><text:span text:style-name="T42">F</text:span><text:span text:style-name="T41">in</text:span></text:p>
      <text:p text:style-name="P130"><text:span text:style-name="T41"/></text:p>
      <text:p text:style-name="P130"><text:span text:style-name="T41"/></text:p>
      <text:p text:style-name="P88"><text:span text:style-name="T48">Exercice </text:span><text:span text:style-name="T53">4</text:span><text:span text:style-name="T48"> -</text:span><text:span text:style-name="T61"> Écrire un algorithme qui demande un nombre à l’utilisateur, et l’informe ensuite si ce nombre est positif ou négatif (on inclut cette fois le traitement du cas où le nombre vaut zéro).</text:span></text:p>
      <text:p text:style-name="P88"><text:span text:style-name="T61"/></text:p>
      <text:p text:style-name="P171"><text:span text:style-name="T42">R</text:span><text:span text:style-name="T41">éponse :</text:span></text:p>
      <text:p text:style-name="P172"><text:span text:style-name="T41"/></text:p>
      <text:p text:style-name="P131"><text:span text:style-name="T30">V</text:span><text:span text:style-name="T28">ariable</text:span><text:span text:style-name="T33">s </text:span><text:span text:style-name="T28">A en </text:span><text:span text:style-name="T32">Numérique</text:span></text:p>
      <text:p text:style-name="P9">Début</text:p>
      <text:p text:style-name="P139"><text:span text:style-name="T30">Ecrire </text:span><text:span text:style-name="T64">"</text:span><text:span text:style-name="T30">Entrez </text:span><text:span text:style-name="T31">un nombre</text:span><text:span text:style-name="T30"> : </text:span><text:span text:style-name="T64">"</text:span><text:span text:style-name="T30"> </text:span></text:p>
      <text:p text:style-name="P131"><text:span text:style-name="T30">L</text:span><text:span text:style-name="T28">ire </text:span><text:span text:style-name="T36">A</text:span></text:p>
      <text:p text:style-name="P146"><text:span text:style-name="T28">Si A&gt;0 <text:s/></text:span></text:p>
      <text:p text:style-name="P146"><text:span text:style-name="T28">Ecrire </text:span><text:span text:style-name="T64">"</text:span><text:span text:style-name="T65">Produit </text:span><text:span text:style-name="T67">positif</text:span><text:span text:style-name="T64">"</text:span></text:p>
      <text:p text:style-name="P146"><text:span text:style-name="T64">S</text:span><text:span text:style-name="T63">inon</text:span><text:span text:style-name="T67">Si A&lt;0</text:span></text:p>
      <text:p text:style-name="P146"><text:span text:style-name="T63">Ecrire </text:span><text:span text:style-name="T64">"</text:span><text:span text:style-name="T65">Produit </text:span><text:span text:style-name="T67">négatif</text:span><text:span text:style-name="T64">"</text:span></text:p>
      <text:p text:style-name="P155"><text:span text:style-name="T64">S</text:span><text:span text:style-name="T63">inon</text:span></text:p>
      <text:p text:style-name="P155"><text:span text:style-name="T63">Ecrire </text:span><text:span text:style-name="T64">"</text:span><text:span text:style-name="T63">A=0</text:span><text:span text:style-name="T64">"</text:span></text:p>
      <text:p text:style-name="P152"><text:span text:style-name="T64">F</text:span><text:span text:style-name="T63">insi</text:span></text:p>
      <text:p text:style-name="P131"><text:span text:style-name="T42">F</text:span><text:span text:style-name="T41">in</text:span></text:p>
      <text:p text:style-name="P131"><text:span text:style-name="T41"/></text:p>
      <text:p text:style-name="P131"><text:span text:style-name="T41"/></text:p>
      <text:p text:style-name="P131"><text:span text:style-name="T41"/></text:p>
      <text:p text:style-name="P89"><text:span text:style-name="T48"/></text:p>
      <text:p text:style-name="P90"><text:span text:style-name="T48">Exercice </text:span><text:span text:style-name="T54">5</text:span><text:span text:style-name="T48"> -</text:span><text:span text:style-name="T61"> Écrire un algorithme qui demande deux nombres à l’utilisateur et l’informe ensuite si le produit est négatif ou positif (on inclut cette fois le traitement du cas où le produit peut être nul). Attention toutefois, on ne doit pas calculer le produit !</text:span></text:p>
      <text:p text:style-name="P89"><text:span text:style-name="T61"/></text:p>
      <text:p text:style-name="P173"><text:span text:style-name="T42">R</text:span><text:span text:style-name="T41">éponse :</text:span></text:p>
      <text:p text:style-name="P173"><text:span text:style-name="T41"/></text:p>
      <text:p text:style-name="P132"><text:span text:style-name="T30">V</text:span><text:span text:style-name="T28">ariable</text:span><text:span text:style-name="T33">s</text:span><text:span text:style-name="T28"> A, </text:span><text:span text:style-name="T33">B</text:span><text:span text:style-name="T28"> en </text:span><text:span text:style-name="T32">Numérique</text:span></text:p>
      <text:p text:style-name="P10">Début</text:p>
      <text:p text:style-name="P140"><text:span text:style-name="T30">Ecrire </text:span><text:span text:style-name="T64">"</text:span><text:span text:style-name="T30">Entrez </text:span><text:span text:style-name="T31">un nombre</text:span><text:span text:style-name="T30"> : </text:span><text:span text:style-name="T64">"</text:span><text:span text:style-name="T30"> </text:span></text:p>
      <text:p text:style-name="P132"><text:span text:style-name="T30">L</text:span><text:span text:style-name="T28">ire A</text:span></text:p>
      <text:p text:style-name="P140"><text:span text:style-name="T30">Ecrire </text:span><text:span text:style-name="T64">"</text:span><text:span text:style-name="T30">Entrez </text:span><text:span text:style-name="T31">un nombre</text:span><text:span text:style-name="T30"> : </text:span><text:span text:style-name="T64">"</text:span><text:span text:style-name="T30"> </text:span></text:p>
      <text:p text:style-name="P132"><text:span text:style-name="T30">L</text:span><text:span text:style-name="T28">ire </text:span><text:span text:style-name="T33">B</text:span></text:p>
      <text:p text:style-name="P147"><text:span text:style-name="T28">Si A&lt;0 </text:span><text:span text:style-name="T33">XOR</text:span><text:span text:style-name="T28"> </text:span><text:span text:style-name="T33">B&lt;0 </text:span><text:span text:style-name="T28">Alors</text:span></text:p>
      <text:p text:style-name="P147"><text:span text:style-name="T28">Ecrire </text:span><text:span text:style-name="T64">"</text:span><text:span text:style-name="T65">Produit négatif</text:span><text:span text:style-name="T64">"</text:span></text:p>
      <text:p text:style-name="P147"><text:span text:style-name="T64">S</text:span><text:span text:style-name="T63">inon</text:span><text:span text:style-name="T68">Si</text:span></text:p>
      <text:p text:style-name="P147"><text:span text:style-name="T63">Ecrire </text:span><text:span text:style-name="T64">"</text:span><text:span text:style-name="T65">Produit positif</text:span><text:span text:style-name="T64">"</text:span></text:p>
      <text:p text:style-name="P156"><text:span text:style-name="T64">S</text:span><text:span text:style-name="T63">inon </text:span></text:p>
      <text:p text:style-name="P156"><text:span text:style-name="T63">Ecrire </text:span><text:span text:style-name="T64">"</text:span><text:span text:style-name="T63">Produit nul</text:span><text:span text:style-name="T64">"</text:span></text:p>
      <text:p text:style-name="P153"><text:span text:style-name="T64">F</text:span><text:span text:style-name="T63">insi</text:span></text:p>
      <text:p text:style-name="P132"><text:span text:style-name="T42">F</text:span><text:span text:style-name="T41">in</text:span></text:p>
      <text:p text:style-name="P132"><text:span text:style-name="T41"/></text:p>
      <text:p text:style-name="P91"><text:span text:style-name="T62"/></text:p>
      <text:p text:style-name="P91"><text:span text:style-name="T48">Exercice </text:span><text:span text:style-name="T54">6</text:span><text:span text:style-name="T48"> -</text:span><text:span text:style-name="T61"> Ecrire un algorithme qui demande l’âge d’un enfant à l’utilisateur. Ensuite, il l’informe de sa catégorie :  </text:span></text:p>
      <text:p text:style-name="P91"><text:span text:style-name="T61"/></text:p>
      <text:p text:style-name="P91"><text:span text:style-name="T61">- "Poussin" de 6 à 7 ans  </text:span></text:p>
      <text:p text:style-name="P91"><text:span text:style-name="T61">- "Pupille" de 8 à 9 ans  </text:span></text:p>
      <text:p text:style-name="P91"><text:span text:style-name="T61">- "Minime" de 10 à 11 ans  </text:span></text:p>
      <text:p text:style-name="P91"><text:span text:style-name="T61">- "Cadet" après 12 ans </text:span></text:p>
      <text:p text:style-name="P91"><text:span text:style-name="T61"/></text:p>
      <text:p text:style-name="P91"><text:span text:style-name="T61">Peut-on concevoir plusieurs algorithmes équivalents menant à ce résultat ?</text:span></text:p>
      <text:p text:style-name="P91"><text:span text:style-name="T61"/></text:p>
      <text:p text:style-name="P174"><text:span text:style-name="T42">R</text:span><text:span text:style-name="T41">éponse :</text:span></text:p>
      <text:p text:style-name="P174"><text:span text:style-name="T41"/></text:p>
      <text:p text:style-name="P132"><text:span text:style-name="T30">V</text:span><text:span text:style-name="T28">ariable</text:span><text:span text:style-name="T33">s</text:span><text:span text:style-name="T28"> A en </text:span><text:span text:style-name="T37">Entier</text:span></text:p>
      <text:p text:style-name="P10">Début</text:p>
      <text:p text:style-name="P140"><text:span text:style-name="T30">Ecrire </text:span><text:span text:style-name="T64">"</text:span><text:span text:style-name="T68">Entrez l’age de l’enfant</text:span><text:span text:style-name="T31"> </text:span><text:span text:style-name="T30">: </text:span><text:span text:style-name="T64">"</text:span><text:span text:style-name="T30"> </text:span></text:p>
      <text:p text:style-name="P132"><text:span text:style-name="T30">L</text:span><text:span text:style-name="T28">ire A</text:span></text:p>
      <text:p text:style-name="P147"><text:span text:style-name="T28">Si A</text:span><text:span text:style-name="T38">=6</text:span><text:span text:style-name="T28"> </text:span><text:span text:style-name="T38">OU</text:span><text:span text:style-name="T28"> </text:span><text:span text:style-name="T38">A=7</text:span><text:span text:style-name="T33"> </text:span><text:span text:style-name="T28">Alors</text:span></text:p>
      <text:p text:style-name="P147"><text:span text:style-name="T28">Ecrire </text:span><text:span text:style-name="T64">"</text:span><text:span text:style-name="T65">P</text:span><text:span text:style-name="T69">oussin</text:span><text:span text:style-name="T64">"</text:span></text:p>
      <text:p text:style-name="P147"><text:span text:style-name="T64">S</text:span><text:span text:style-name="T63">inon</text:span><text:span text:style-name="T68">Si </text:span><text:span text:style-name="T69">A=8 OU A=9 Alors</text:span></text:p>
      <text:p text:style-name="P147"><text:span text:style-name="T63">Ecrire </text:span><text:span text:style-name="T64">"</text:span><text:span text:style-name="T65">P</text:span><text:span text:style-name="T69">upille</text:span><text:span text:style-name="T64">"</text:span></text:p>
      <text:p text:style-name="P157"><text:span text:style-name="T64">S</text:span><text:span text:style-name="T63">inonSi A=10 OU A=11 Alors</text:span></text:p>
      <text:p text:style-name="P157"><text:span text:style-name="T63">Ecrire </text:span><text:span text:style-name="T64">"</text:span><text:span text:style-name="T63">Minime</text:span><text:span text:style-name="T64">"</text:span></text:p>
      <text:p text:style-name="P156"><text:span text:style-name="T64">S</text:span><text:span text:style-name="T63">inon</text:span><text:span text:style-name="T69">Si A&gt;=12 Alors</text:span></text:p>
      <text:p text:style-name="P156"><text:span text:style-name="T63">Ecrire </text:span><text:span text:style-name="T64">"</text:span><text:span text:style-name="T69">Cadet</text:span><text:span text:style-name="T64">"</text:span></text:p>
      <text:p text:style-name="P153"><text:span text:style-name="T64">F</text:span><text:span text:style-name="T63">insi</text:span></text:p>
      <text:p text:style-name="P132"><text:span text:style-name="T42">F</text:span><text:span text:style-name="T41">in</text:span></text:p>
      <text:p text:style-name="P132"><text:span text:style-name="T41"/></text:p>
      <text:p text:style-name="P132"><text:span text:style-name="T41"/></text:p>
      <text:p text:style-name="P176"><text:span text:style-name="T41">Ou</text:span></text:p>
      <text:p text:style-name="P177"><text:span text:style-name="T41"/></text:p>
      <text:p text:style-name="P15">Variable A en Entier<text:line-break/>Début<text:line-break/>Ecrire "Entrez l’âge de l’enfant : "<text:line-break/>Lire A<text:line-break/>Si A &gt;= 12 Alors<text:line-break/>Ecrire "Catégorie Cadet"<text:line-break/>SinonSi A &gt;= 10 Alors<text:line-break/>Ecrire "Catégorie Minime"<text:line-break/>SinonSi A &gt;= 8 Alors<text:line-break/>Ecrire "Catégorie Pupille"<text:line-break/>SinonSi A &gt;= 6 Alors<text:line-break/>Ecrire "Catégorie Poussin"<text:line-break/>Finsi<text:line-break/>Fin</text:p>
      <text:p text:style-name="P15"/>
      <text:p text:style-name="P15"/>
      <text:p text:style-name="P63">Partie <text:span text:style-name="T110">3</text:span></text:p>
      <text:p text:style-name="P27"/>
      <text:p text:style-name="P27"/>
      <text:p text:style-name="P92"><text:span text:style-name="T48">Exercice </text:span><text:span text:style-name="T55">1</text:span><text:span text:style-name="T48"> -</text:span><text:span text:style-name="T61"> Formulez un algorithme équivalent à l’algorithme suivant : </text:span></text:p>
      <text:p text:style-name="P92"><text:span text:style-name="T61"/></text:p>
      <text:p text:style-name="P92"><text:span text:style-name="T61">Si Tutu &gt; Toto + 4 OU Tata = "OK" Alors </text:span></text:p>
      <text:p text:style-name="P92"><text:span text:style-name="T61">Tutu ← Tutu + 1 </text:span></text:p>
      <text:p text:style-name="P92"><text:span text:style-name="T61">Sinon Tutu ← Tutu – 1 </text:span></text:p>
      <text:p text:style-name="P92"><text:span text:style-name="T61">Finsi</text:span></text:p>
      <text:p text:style-name="P92"><text:span text:style-name="T61"/></text:p>
      <text:p text:style-name="P49"><text:span text:style-name="T111">R</text:span>épons<text:span text:style-name="T112">e </text:span>:</text:p>
      <text:p text:style-name="P49"/>
      <text:p text:style-name="P28">Si Tutu ≤ Toto+4 ET Tata&lt;&gt; <text:span text:style-name="T82">"OK" </text:span><text:span text:style-name="T81">Alors</text:span></text:p>
      <text:p text:style-name="P28"><text:span text:style-name="T81">Tutu = Tutu – 1</text:span></text:p>
      <text:p text:style-name="P28"><text:span text:style-name="T81">Sinon Tutu = </text:span><text:span text:style-name="T83">Tutu + 1</text:span></text:p>
      <text:p text:style-name="P28"><text:span text:style-name="T81"/></text:p>
      <text:p text:style-name="P28"><text:span text:style-name="T81"/></text:p>
      <text:p text:style-name="P93"><text:span text:style-name="T48">Exercice </text:span><text:span text:style-name="T56">2</text:span><text:span text:style-name="T48"> -</text:span><text:span text:style-name="T61"> Cet algorithme est destiné à prédire l'avenir, et il doit être infaillible ! Il lira au clavier l’heure et les minutes, et il affichera l’heure qu’il sera une minute plus tard. Par exemple, si l'utilisateur tape 21 puis 32, l'algorithme doit répondre : "Dans une minute, il sera 21 heure(s) 33". NB : on suppose que l'utilisateur entre une heure valide. Pas besoin donc de la vérifier.</text:span></text:p>
      <text:p text:style-name="P93"><text:span text:style-name="T61"/></text:p>
      <text:p text:style-name="P178"><text:span text:style-name="T64">R</text:span><text:span text:style-name="T63">éponse :</text:span></text:p>
      <text:p text:style-name="P158"><text:span text:style-name="T63"/></text:p>
      <text:p text:style-name="P16"><text:span text:style-name="T82">Variable A, </text:span><text:span text:style-name="T84">B</text:span><text:span text:style-name="T82"> en Entier<text:line-break/>Début<text:line-break/>Ecrire "Entrez </text:span><text:span text:style-name="T84">les heures </text:span><text:span text:style-name="T82">: "<text:line-break/>Lire A</text:span></text:p>
      <text:p text:style-name="P16"><text:span text:style-name="T82">Ecrire "Entrez </text:span><text:span text:style-name="T84">les minutes </text:span><text:span text:style-name="T82">: "<text:line-break/>Lire </text:span><text:span text:style-name="T84">B</text:span></text:p>
      <text:p text:style-name="P17"><text:span text:style-name="T84">Si </text:span><text:span text:style-name="T86">A=23</text:span><text:span text:style-name="T85"> </text:span><text:span text:style-name="T86">ET <text:s/></text:span><text:span text:style-name="T85">B</text:span><text:span text:style-name="T86">=59 </text:span><text:span text:style-name="T87">Alors</text:span></text:p>
      <text:p text:style-name="P17"><text:span text:style-name="T84">Ecrire </text:span><text:span text:style-name="T82">"</text:span><text:span text:style-name="T84">Dans une minute il sera </text:span><text:span text:style-name="T92">0h00</text:span><text:span text:style-name="T93">min</text:span><text:span text:style-name="T82">"</text:span></text:p>
      <text:p text:style-name="P17"><text:span text:style-name="T86">SinonSi B=59 </text:span><text:span text:style-name="T87">Alors</text:span></text:p>
      <text:p text:style-name="P18"><text:span text:style-name="T86">Ecrire </text:span><text:span text:style-name="T82">"</text:span><text:span text:style-name="T84">Dans une minute il sera </text:span><text:span text:style-name="T82">", </text:span><text:span text:style-name="T84">A</text:span><text:span text:style-name="T86">+1</text:span><text:span text:style-name="T84">, </text:span><text:span text:style-name="T82">"</text:span><text:span text:style-name="T84">h</text:span><text:span text:style-name="T92">00</text:span><text:span text:style-name="T82">"</text:span></text:p>
      <text:p text:style-name="P19"><text:span text:style-name="T87">Sinon </text:span></text:p>
      <text:p text:style-name="P20"><text:span text:style-name="T87">Ecrire </text:span><text:span text:style-name="T82">"</text:span><text:span text:style-name="T84">Dans une minute il sera </text:span><text:span text:style-name="T82">", </text:span><text:span text:style-name="T87">A</text:span><text:span text:style-name="T84">, </text:span><text:span text:style-name="T82">"</text:span><text:span text:style-name="T84">h </text:span><text:span text:style-name="T82">", </text:span><text:span text:style-name="T87">B+1</text:span><text:span text:style-name="T82"><text:line-break/>Finsi<text:line-break/>Fi</text:span><text:span text:style-name="T91">n</text:span></text:p>
      <text:p text:style-name="P20"><text:span text:style-name="T91"/></text:p>
      <text:p text:style-name="P20"><text:span text:style-name="T91"/></text:p>
      <text:p text:style-name="P50"><text:span text:style-name="T82">Ou :</text:span></text:p>
      <text:p text:style-name="P52"><text:span text:style-name="T81"/></text:p>
      <text:p text:style-name="P53"><text:span text:style-name="T88">Variable A, </text:span><text:span text:style-name="T89">B</text:span><text:span text:style-name="T88"> en Entier<text:line-break/>Début<text:line-break/>Ecrire "Entrez </text:span><text:span text:style-name="T89">les heures </text:span><text:span text:style-name="T88">: "<text:line-break/>Lire A</text:span></text:p>
      <text:p text:style-name="P19"><text:span text:style-name="T82">Ecrire "Entrez </text:span><text:span text:style-name="T84">les minutes </text:span><text:span text:style-name="T82">: "<text:line-break/>Lire </text:span><text:span text:style-name="T84">B</text:span></text:p>
      <text:p text:style-name="P29"><text:span text:style-name="T82">B</text:span><text:span text:style-name="T81">=B+1</text:span></text:p>
      <text:p text:style-name="P29"><text:span text:style-name="T81">Si B=60 Alors</text:span></text:p>
      <text:p text:style-name="P29"><text:span text:style-name="T81">B=</text:span><text:span text:style-name="T82">"</text:span><text:span text:style-name="T81">00</text:span><text:span text:style-name="T82">"</text:span></text:p>
      <text:p text:style-name="P29"><text:span text:style-name="T81">A=A+1</text:span></text:p>
      <text:p text:style-name="P29"><text:span text:style-name="T81">FinSi</text:span></text:p>
      <text:p text:style-name="P29"><text:span text:style-name="T81">Si A=24 Alors</text:span></text:p>
      <text:p text:style-name="P29"><text:span text:style-name="T81">A=</text:span><text:span text:style-name="T82">"00"</text:span></text:p>
      <text:p text:style-name="P29"><text:span text:style-name="T82">FinSi</text:span></text:p>
      <text:p text:style-name="P29"><text:span text:style-name="T82">Ecrire "</text:span><text:span text:style-name="T84">Dans une minute il sera </text:span><text:span text:style-name="T82">", </text:span><text:span text:style-name="T87">A</text:span><text:span text:style-name="T84">, </text:span><text:span text:style-name="T82">"</text:span><text:span text:style-name="T84">h </text:span><text:span text:style-name="T82">", </text:span><text:span text:style-name="T81">B</text:span></text:p>
      <text:p text:style-name="P32"><text:span text:style-name="T81">Fin</text:span></text:p>
      <text:p text:style-name="P32"><text:span text:style-name="T81"/></text:p>
      <text:p text:style-name="P29"><text:span text:style-name="T81"/></text:p>
      <text:p text:style-name="P94"><text:span text:style-name="T48">Exercice </text:span><text:span text:style-name="T57">3</text:span><text:span text:style-name="T48"> -</text:span><text:span text:style-name="T61"> De même que le précédent, cet algorithme doit demander une heure et en afficher une autre. Mais cette fois, il doit gérer également les secondes, et afficher l'heure qu'il sera une seconde plus tard. Par exemple, si l'utilisateur tape 21, puis 32, puis 8, l'algorithme doit répondre : "Dans une seconde, il sera 21 heure(s), 32 minute(s) et 9 seconde(s)". NB : là encore, on suppose que l'utilisateur entre une date valide.</text:span></text:p>
      <text:p text:style-name="P94"><text:span text:style-name="T61"/></text:p>
      <text:p text:style-name="P57"><text:span text:style-name="T82">R</text:span><text:span text:style-name="T81">éponse :</text:span></text:p>
      <text:p text:style-name="P54"><text:span text:style-name="T89"/></text:p>
      <text:p text:style-name="P14"><text:span text:style-name="T82">Variable A, </text:span><text:span text:style-name="T84">B, </text:span><text:span text:style-name="T94">C</text:span><text:span text:style-name="T82"> en Entier<text:line-break/>Début<text:line-break/>Ecrire "Entrez </text:span><text:span text:style-name="T84">les heures </text:span><text:span text:style-name="T82">: "<text:line-break/>Lire A</text:span></text:p>
      <text:p text:style-name="P14"><text:span text:style-name="T82">Ecrire "Entrez </text:span><text:span text:style-name="T84">les minutes </text:span><text:span text:style-name="T82">: "<text:line-break/>Lire </text:span><text:span text:style-name="T84">B</text:span></text:p>
      <text:p text:style-name="P14"><text:span text:style-name="T82">Ecrire "Entrez </text:span><text:span text:style-name="T84">les </text:span><text:span text:style-name="T94">secondes</text:span><text:span text:style-name="T84"> </text:span><text:span text:style-name="T82">: "<text:line-break/>Lire </text:span><text:span text:style-name="T94">C</text:span></text:p>
      <text:p text:style-name="P14"><text:span text:style-name="T84">Si </text:span><text:span text:style-name="T86">A=23</text:span><text:span text:style-name="T85"> </text:span><text:span text:style-name="T86">ET <text:s/></text:span><text:span text:style-name="T85">B</text:span><text:span text:style-name="T86">=59 </text:span><text:span text:style-name="T94">ET C=59</text:span><text:span text:style-name="T86"> </text:span><text:span text:style-name="T87">Alors</text:span></text:p>
      <text:p text:style-name="P14"><text:span text:style-name="T84">Ecrire </text:span><text:span text:style-name="T82">"</text:span><text:span text:style-name="T84">Dans une </text:span><text:span text:style-name="T94">seconde</text:span><text:span text:style-name="T84"> il sera </text:span><text:span text:style-name="T92">0h00</text:span><text:span text:style-name="T93">min00</text:span><text:span text:style-name="T94">sec</text:span><text:span text:style-name="T82">"</text:span></text:p>
      <text:p text:style-name="P14"><text:span text:style-name="T86">SinonSi B=59 </text:span><text:span text:style-name="T94">ET C=59</text:span><text:span text:style-name="T87">Alors</text:span></text:p>
      <text:p text:style-name="P14"><text:span text:style-name="T86">Ecrire </text:span><text:span text:style-name="T82">"</text:span><text:span text:style-name="T84">Dans une </text:span><text:span text:style-name="T94">seconde</text:span><text:span text:style-name="T84"> il sera </text:span><text:span text:style-name="T82">", </text:span><text:span text:style-name="T84">A</text:span><text:span text:style-name="T86">+1</text:span><text:span text:style-name="T84">, </text:span><text:span text:style-name="T82">"</text:span><text:span text:style-name="T84">h</text:span><text:span text:style-name="T92">00</text:span><text:span text:style-name="T94">min00sec</text:span><text:span text:style-name="T82">"</text:span></text:p>
      <text:p text:style-name="P14"><text:span text:style-name="T86">SinonSi </text:span><text:span text:style-name="T94">C=59</text:span><text:span text:style-name="T87">Alors</text:span></text:p>
      <text:p text:style-name="P14"><text:span text:style-name="T86">Ecrire </text:span><text:span text:style-name="T82">"</text:span><text:span text:style-name="T84">Dans une </text:span><text:span text:style-name="T94">seconde</text:span><text:span text:style-name="T84"> il sera </text:span><text:span text:style-name="T82">", </text:span><text:span text:style-name="T84">A</text:span><text:span text:style-name="T86">+1</text:span><text:span text:style-name="T84">, </text:span><text:span text:style-name="T82">"</text:span><text:span text:style-name="T84">h ", </text:span><text:span text:style-name="T94">B+1</text:span><text:span text:style-name="T92">,"</text:span><text:span text:style-name="T94">min00sec</text:span><text:span text:style-name="T82">"</text:span></text:p>
      <text:p text:style-name="P14"><text:span text:style-name="T87">Sinon </text:span></text:p>
      <text:p text:style-name="P14"><text:span text:style-name="T87">Ecrire </text:span><text:span text:style-name="T82">"</text:span><text:span text:style-name="T84">Dans une </text:span><text:span text:style-name="T94">seconde</text:span><text:span text:style-name="T84"> il sera </text:span><text:span text:style-name="T82">", </text:span><text:span text:style-name="T87">A</text:span><text:span text:style-name="T84">, </text:span><text:span text:style-name="T82">"</text:span><text:span text:style-name="T84">h </text:span><text:span text:style-name="T82">", </text:span><text:span text:style-name="T87">B, "</text:span><text:span text:style-name="T94">min", C+1, "sec"</text:span><text:span text:style-name="T82"><text:line-break/>Finsi<text:line-break/>Fi</text:span><text:span text:style-name="T91">n</text:span></text:p>
      <text:p text:style-name="P14"><text:span text:style-name="T91"/></text:p>
      <text:p text:style-name="P51"><text:span text:style-name="T82">Ou :</text:span></text:p>
      <text:p text:style-name="P51"><text:span text:style-name="T87"/></text:p>
      <text:p text:style-name="P56"><text:span text:style-name="T88"/></text:p>
      <text:p text:style-name="P55"><text:span text:style-name="T88">Variable A, </text:span><text:span text:style-name="T89">B,</text:span><text:span text:style-name="T90">C</text:span><text:span text:style-name="T88"> en Entier<text:line-break/>Début<text:line-break/>Ecrire "Entrez </text:span><text:span text:style-name="T89">les heures </text:span><text:span text:style-name="T88">: "<text:line-break/>Lire A</text:span></text:p>
      <text:p text:style-name="P14"><text:span text:style-name="T82">Ecrire "Entrez </text:span><text:span text:style-name="T84">les minutes </text:span><text:span text:style-name="T82">: "<text:line-break/>Lire </text:span><text:span text:style-name="T84">B</text:span></text:p>
      <text:p text:style-name="P14"><text:span text:style-name="T82">Ecrire "Entrez </text:span><text:span text:style-name="T84">les </text:span><text:span text:style-name="T94">secondes </text:span><text:span text:style-name="T82">: "<text:line-break/>Lire </text:span><text:span text:style-name="T94">C</text:span></text:p>
      <text:p text:style-name="P30"><text:span text:style-name="T94">C</text:span><text:span text:style-name="T81">=</text:span><text:span text:style-name="T94">C</text:span><text:span text:style-name="T81">+1</text:span></text:p>
      <text:p text:style-name="P31"><text:span text:style-name="T81">Si </text:span><text:span text:style-name="T94">C</text:span><text:span text:style-name="T81">=60 Alors</text:span></text:p>
      <text:p text:style-name="P31"><text:span text:style-name="T94">C</text:span><text:span text:style-name="T81">=</text:span><text:span text:style-name="T82">"</text:span><text:span text:style-name="T81">00</text:span><text:span text:style-name="T82">"</text:span></text:p>
      <text:p text:style-name="P31"><text:span text:style-name="T94">B</text:span><text:span text:style-name="T81">=</text:span><text:span text:style-name="T94">B</text:span><text:span text:style-name="T81">+1</text:span></text:p>
      <text:p text:style-name="P30"><text:span text:style-name="T81">Si B=60 Alors</text:span></text:p>
      <text:p text:style-name="P30"><text:span text:style-name="T81">B=</text:span><text:span text:style-name="T82">"</text:span><text:span text:style-name="T81">00</text:span><text:span text:style-name="T82">"</text:span></text:p>
      <text:p text:style-name="P30"><text:span text:style-name="T81">A=A+1</text:span></text:p>
      <text:p text:style-name="P30"><text:span text:style-name="T81">FinSi</text:span></text:p>
      <text:p text:style-name="P30"><text:span text:style-name="T81">Si A=24 Alors</text:span></text:p>
      <text:p text:style-name="P30"><text:span text:style-name="T81">A=</text:span><text:span text:style-name="T82">"00"</text:span></text:p>
      <text:p text:style-name="P30"><text:span text:style-name="T82">FinSi</text:span></text:p>
      <text:p text:style-name="P30"><text:span text:style-name="T82">Ecrire "</text:span><text:span text:style-name="T84">Dans une </text:span><text:span text:style-name="T96">seconde</text:span><text:span text:style-name="T84"> il sera </text:span><text:span text:style-name="T82">", </text:span><text:span text:style-name="T87">A</text:span><text:span text:style-name="T84">, </text:span><text:span text:style-name="T82">"</text:span><text:span text:style-name="T84">h </text:span><text:span text:style-name="T82">", </text:span><text:span text:style-name="T81">B, "</text:span><text:span text:style-name="T95">min", C, "sec"</text:span></text:p>
      <text:p text:style-name="P32"><text:span text:style-name="T91">F</text:span><text:span text:style-name="T81">in</text:span></text:p>
      <text:p text:style-name="P14"><text:span text:style-name="T91"/></text:p>
      <text:p text:style-name="P14"><text:span text:style-name="T91"/></text:p>
      <text:p text:style-name="P95"><text:span text:style-name="T48">Exercice </text:span><text:span text:style-name="T58">4</text:span><text:span text:style-name="T48"> -</text:span><text:span text:style-name="T61"> Un magasin de reprographie facture 0,10 E les dix premières photocopies, 0,09 E les vingt suivantes et 0,08 E au-delà. Ecrivez un algorithme qui demande à l’utilisateur le nombre de photocopies effectuées et qui affiche la facture correspondante.</text:span></text:p>
      <text:p text:style-name="P95"><text:span text:style-name="T61"/></text:p>
      <text:p text:style-name="P58"><text:span text:style-name="T82">R</text:span><text:span text:style-name="T91">éponse :</text:span></text:p>
      <text:p text:style-name="P58"><text:span text:style-name="T91"/></text:p>
      <text:p text:style-name="P21"><text:span text:style-name="T82">Variable </text:span><text:span text:style-name="T97">N, P</text:span><text:span text:style-name="T82"> en </text:span><text:span text:style-name="T97">Réel</text:span></text:p>
      <text:p text:style-name="P21"><text:span text:style-name="T82">Ecrire "Entrez </text:span><text:span text:style-name="T84">le </text:span><text:span text:style-name="T97">nombre de photocopie(s)</text:span><text:span text:style-name="T84"> </text:span><text:span text:style-name="T82">: "<text:line-break/>Lire </text:span><text:span text:style-name="T97">N</text:span></text:p>
      <text:p text:style-name="P33"><text:span text:style-name="T81">Si N&gt;30 Alors</text:span></text:p>
      <text:p text:style-name="P33"><text:span text:style-name="T81">P=10*0,10+20*0,09+(N-30</text:span><text:span text:style-name="T98">)</text:span><text:span text:style-name="T81">*0,08</text:span></text:p>
      <text:p text:style-name="P33"><text:span text:style-name="T81">SinonSi </text:span><text:span text:style-name="T98">N&gt;10 ET </text:span><text:span text:style-name="T81">N&lt;=30 Alors</text:span></text:p>
      <text:p text:style-name="P33"><text:span text:style-name="T81">P=10*</text:span><text:span text:style-name="T98">0,10+(N-10)*0,09</text:span></text:p>
      <text:p text:style-name="P34"><text:span text:style-name="T81">SinonSi N&lt;=10 Alors </text:span></text:p>
      <text:p text:style-name="P34"><text:span text:style-name="T81">P=N*0,10</text:span></text:p>
      <text:p text:style-name="P34"><text:span text:style-name="T81">FinSi</text:span></text:p>
      <text:p text:style-name="P34"><text:span text:style-name="T81">Ecrire "Total = ", </text:span><text:span text:style-name="T99">P</text:span><text:span text:style-name="T81">, "</text:span><text:span text:style-name="T99">€</text:span><text:span text:style-name="T81">"</text:span></text:p>
      <text:p text:style-name="P40"><text:span text:style-name="T81">Fin</text:span></text:p>
      <text:p text:style-name="P34"><text:span text:style-name="T81"/></text:p>
      <text:p text:style-name="P34"><text:span text:style-name="T81"/></text:p>
      <text:p text:style-name="P96"><text:span text:style-name="T48">Exercice </text:span><text:span text:style-name="T59">5</text:span><text:span text:style-name="T48"> -</text:span><text:span text:style-name="T61"> </text:span><text:span text:style-name="T82">Les habitants de Zorglub paient l’impôt selon les règles suivantes : </text:span></text:p>
      <text:p text:style-name="P96"><text:span text:style-name="T82"/></text:p>
      <text:p text:style-name="P96"><text:span text:style-name="T82">- les hommes de plus de 20 ans paient l’impôt </text:span></text:p>
      <text:p text:style-name="P96"><text:span text:style-name="T82">-</text:span><text:span text:style-name="T100"> </text:span><text:span text:style-name="T82">les femmes paient l’impôt si elles ont entre 18 et 35 ans </text:span></text:p>
      <text:p text:style-name="P96"><text:span text:style-name="T82">- les autres ne paient pas d’impôt</text:span></text:p>
      <text:p text:style-name="P96"><text:span text:style-name="T82"/></text:p>
      <text:p text:style-name="P96"><text:span text:style-name="T82">Le programme demandera donc l’âge et le sexe du Zorglubien, et se prononcera donc ensuite sur le fait que l’habitant est imposable.</text:span></text:p>
      <text:p text:style-name="P96"><text:span text:style-name="T70"/></text:p>
      <text:p text:style-name="P96"><text:soft-page-break/><text:span text:style-name="T70">R</text:span><text:span text:style-name="T71">éponse : </text:span></text:p>
      <text:p text:style-name="P59"><text:span text:style-name="T91"/></text:p>
      <text:p text:style-name="P22"><text:span text:style-name="T82">Variable </text:span><text:span text:style-name="T100">S, A</text:span><text:span text:style-name="T82"> en </text:span><text:span text:style-name="T100">Entier</text:span></text:p>
      <text:p text:style-name="P22"><text:span text:style-name="T82">Ecrire "Entrez </text:span><text:span text:style-name="T84">l</text:span><text:span text:style-name="T100">e sexe</text:span><text:span text:style-name="T84"> </text:span><text:span text:style-name="T100">(M/F)</text:span><text:span text:style-name="T82">: "<text:line-break/>Lire </text:span><text:span text:style-name="T100">S</text:span></text:p>
      <text:p text:style-name="P22"><text:span text:style-name="T82">Ecrire "Entrez </text:span><text:span text:style-name="T100">l'age</text:span><text:span text:style-name="T84"> </text:span><text:span text:style-name="T82">: "<text:line-break/>Lire </text:span><text:span text:style-name="T100">A</text:span></text:p>
      <text:p text:style-name="P35"><text:span text:style-name="T81">Si (S=M ET A&gt;=20) OU (S=F ET (A&gt;=18 ET A&lt;=35)) Alors</text:span></text:p>
      <text:p text:style-name="P35"><text:span text:style-name="T81">Ecrire "Imposable"</text:span></text:p>
      <text:p text:style-name="P39"><text:span text:style-name="T81">Sinon</text:span></text:p>
      <text:p text:style-name="P39"><text:span text:style-name="T81">Ecrire "Non imposable"</text:span></text:p>
      <text:p text:style-name="P40"><text:span text:style-name="T81">FinSi</text:span></text:p>
      <text:p text:style-name="P40"><text:span text:style-name="T81">Fin</text:span></text:p>
      <text:p text:style-name="P40"><text:span text:style-name="T81"/></text:p>
      <text:p text:style-name="P40"><text:span text:style-name="T81"/></text:p>
      <text:p text:style-name="P23"><text:span text:style-name="T91"/></text:p>
      <text:p text:style-name="P97"><text:span text:style-name="T48">Exercice </text:span><text:span text:style-name="T60">6</text:span><text:span text:style-name="T48"> -</text:span><text:span text:style-name="T61"> Les élections législatives, en Guignolerie Septentrionale, obéissent à la règle suivante :</text:span></text:p>
      <text:p text:style-name="P97"><text:span text:style-name="T61"/></text:p>
      <text:p text:style-name="P97"><text:span text:style-name="T61">- lorsque l'un des candidats obtient plus de 50% des suffrages, il est élu dès le premier tour. </text:span></text:p>
      <text:p text:style-name="P97"><text:span text:style-name="T61">- en cas de deuxième tour, peuvent participer uniquement les candidats ayant obtenu au moins 12,5% des voix au premier tour.</text:span></text:p>
      <text:p text:style-name="P97"><text:span text:style-name="T61"/></text:p>
      <text:p text:style-name="P97"><text:span text:style-name="T61">Vous devez écrire un algorithme qui permette la saisie des scores de quatre candidats au premier tour. Cet algorithme traitera ensuite le candidat numéro 1 (et uniquement lui) : il dira s'il est élu, battu, s'il se trouve en ballottage favorable (il participe au second tour en étant arrivé en tête à l'issue du premier tour) ou défavorable (il participe au second tour sans avoir été en tête au premier tour).</text:span></text:p>
      <text:p text:style-name="P41"><text:span text:style-name="T61"/></text:p>
      <text:p text:style-name="P35"><text:span text:style-name="T81"/></text:p>
      <text:p text:style-name="P60"><text:span text:style-name="T81">Réponse :</text:span></text:p>
      <text:p text:style-name="P60"><text:span text:style-name="T81"/></text:p>
      <text:p text:style-name="P23"><text:span text:style-name="T82">Variable </text:span><text:span text:style-name="T101">A, B, C, D</text:span><text:span text:style-name="T82"> en </text:span><text:span text:style-name="T101">Réel</text:span></text:p>
      <text:p text:style-name="P23"><text:span text:style-name="T82">Ecrire "Entrez </text:span><text:span text:style-name="T84">l</text:span><text:span text:style-name="T101">e score des</text:span><text:span text:style-name="T82"> </text:span><text:span text:style-name="T101">4 candidats succesivement : </text:span><text:span text:style-name="T82">"<text:line-break/>Lire </text:span><text:span text:style-name="T101">A, B, C, D</text:span></text:p>
      <text:p text:style-name="P36"><text:span text:style-name="T81">Si </text:span><text:span text:style-name="T103">A&lt; 12,5 Alors</text:span></text:p>
      <text:p text:style-name="P43"><text:span text:style-name="T81">Ecrire "Battu"</text:span></text:p>
      <text:p text:style-name="P43"><text:span text:style-name="T81">SinonSi A&gt;=12,5 ET A&lt;50 ET A&lt;B OU A&lt;C OU A&lt;D Alors</text:span></text:p>
      <text:p text:style-name="P43"><text:span text:style-name="T81">Ecrire "Ballotage défavorable"</text:span></text:p>
      <text:p text:style-name="P43"><text:span text:style-name="T81">SinonSi A&gt;=12,5 ET A&lt;50 ET A&gt;=B ET A&gt;=C ET A&gt;=D Alors</text:span></text:p>
      <text:p text:style-name="P43"><text:span text:style-name="T81">Ecrire "Ballotage favorable"</text:span></text:p>
      <text:p text:style-name="P43"><text:span text:style-name="T81">Sinon </text:span></text:p>
      <text:p text:style-name="P43"><text:span text:style-name="T81">Ecrire "Elu"</text:span></text:p>
      <text:p text:style-name="P43"><text:span text:style-name="T103">F</text:span><text:span text:style-name="T81">inSi</text:span></text:p>
      <text:p text:style-name="P36"><text:span text:style-name="T102">Fin</text:span></text:p>
      <text:p text:style-name="P36"><text:span text:style-name="T104"/></text:p>
      <text:p text:style-name="P36"><text:span text:style-name="T104"/></text:p>
      <text:p text:style-name="P65"><text:span text:style-name="T76">Exercice </text:span><text:span text:style-name="T77">7</text:span><text:span text:style-name="T76"> -</text:span><text:span text:style-name="T78"> </text:span><text:span text:style-name="T61">Une compagnie d'assurance automobile propose à ses clients quatre familles de tarifs identifiables par une couleur, du moins au plus onéreux : tarifs bleu, vert, orange et rouge. Le tarif dépend de la situation du conducteur : </text:span></text:p>
      <text:p text:style-name="P64"><text:span text:style-name="T61"><text:s/></text:span></text:p>
      <text:p text:style-name="P64"><text:span text:style-name="T61">- un conducteur de moins de 25 ans et titulaire du permis depuis moins de deux ans, se voit attribuer le tarif rouge, si toutefois il n'a jamais été responsable d'accident. Sinon, la compagnie refuse de l'assurer. </text:span></text:p>
      <text:p text:style-name="P64"><text:span text:style-name="T61">- un conducteur de moins de 25 ans et titulaire du permis depuis plus de deux ans, ou de plus de 25 ans mais titulaire du permis depuis moins de deux ans a le droit au tarif orange s'il n'a jamais provoqué d'accident, au tarif rouge pour un accident, sinon il est refusé. </text:span></text:p>
      <text:p text:style-name="P64"><text:span text:style-name="T61">- un conducteur de plus de 25 ans titulaire du permis depuis plus de deux ans bénéficie du tarif vert s'il n'est à l'origine d'aucun accident et du tarif orange pour un accident, du tarif rouge pour deux accidents, et refusé au-delà </text:span></text:p>
      <text:p text:style-name="P64"><text:span text:style-name="T61">- De plus, pour encourager la fidélité des clients acceptés, la compagnie propose un contrat de la couleur immédiatement la plus avantageuse s'il est entré dans la maison depuis plus d'un an.</text:span></text:p>
      <text:p text:style-name="P64"><text:span text:style-name="T61"/></text:p>
      <text:p text:style-name="P64"><text:span text:style-name="T61">Ecrire l'algorithme permettant de saisir les données nécessaires (sans contrôle de saisie) et de traiter ce problème. Avant de se lancer à corps perdu dans cet exercice, on pourra réfléchir un peu et s'apercevoir qu'il est plus simple qu'il n'en a l'air (cela s'appelle faire une analyse !)</text:span></text:p>
      <text:p text:style-name="P42"><text:span text:style-name="T61"/></text:p>
      <text:p text:style-name="P37"><text:span text:style-name="T81"/></text:p>
      <text:p text:style-name="P61"><text:span text:style-name="T104">Réponse :</text:span></text:p>
      <text:p text:style-name="P61"><text:span text:style-name="T104"/></text:p>
      <text:p text:style-name="P24"><text:span text:style-name="T82">Variable </text:span><text:span text:style-name="T101">A</text:span><text:span text:style-name="T105">g</text:span><text:span text:style-name="T101">, </text:span><text:span text:style-name="T105">Per</text:span><text:span text:style-name="T101">, </text:span><text:span text:style-name="T105">Acc</text:span><text:span text:style-name="T101">, </text:span><text:span text:style-name="T105">Assu </text:span><text:span text:style-name="T82">en </text:span><text:span text:style-name="T107">Entier</text:span></text:p>
      <text:p text:style-name="P25"><text:span text:style-name="T82">Variable </text:span><text:span text:style-name="T108">Situ</text:span><text:span text:style-name="T82"> en </text:span><text:span text:style-name="T108">Caractère</text:span></text:p>
      <text:p text:style-name="P24"><text:span text:style-name="T82">Ecrire "Entrez </text:span><text:span text:style-name="T84">l'</text:span><text:span text:style-name="T105">age</text:span><text:span text:style-name="T101"> : </text:span><text:span text:style-name="T82">"<text:line-break/>Lire </text:span><text:span text:style-name="T101">A</text:span><text:span text:style-name="T105">g</text:span></text:p>
      <text:p text:style-name="P24"><text:span text:style-name="T82">Ecrire "Entrez </text:span><text:span text:style-name="T105">le nombre d'années de permis</text:span><text:span text:style-name="T101"> : </text:span><text:span text:style-name="T82">"<text:line-break/>Lire </text:span><text:span text:style-name="T105">Per</text:span></text:p>
      <text:p text:style-name="P24"><text:span text:style-name="T82">Ecrire "Entrez </text:span><text:span text:style-name="T105">le nombre d'accident</text:span><text:span text:style-name="T101">: </text:span><text:span text:style-name="T82">"<text:line-break/>Lire </text:span><text:span text:style-name="T105">Acc</text:span></text:p>
      <text:p text:style-name="P24"><text:span text:style-name="T82">Ecrire "Entrez </text:span><text:span text:style-name="T84">l</text:span><text:span text:style-name="T106">e nombre d'années d'assurance</text:span><text:span text:style-name="T101">: </text:span><text:span text:style-name="T82">"<text:line-break/>Lire </text:span><text:span text:style-name="T101">A</text:span><text:span text:style-name="T106">ssu</text:span></text:p>
      <text:p text:style-name="P44"><text:span text:style-name="T81">Si Ag&lt;25 </text:span><text:span text:style-name="T107">ET Per&lt;=2 Alors</text:span></text:p>
      <text:p text:style-name="P44"><text:span text:style-name="T107"><text:s/></text:span><text:span text:style-name="T108">Si Acc=0 Alors</text:span></text:p>
      <text:p text:style-name="P44"><text:span text:style-name="T108"><text:s text:c="2"/>Situ="Rouge"</text:span></text:p>
      <text:p text:style-name="P44"><text:span text:style-name="T108"><text:s/>Sinon </text:span></text:p>
      <text:p text:style-name="P44"><text:span text:style-name="T108"><text:s text:c="2"/>Situ="Refus"</text:span></text:p>
      <text:p text:style-name="P45"><text:span text:style-name="T81"><text:s/>FinSi</text:span></text:p>
      <text:p text:style-name="P45"><text:span text:style-name="T107">S</text:span><text:span text:style-name="T81">inonSi (Ag&lt;25 ET Per&gt;=2) OU (Ag&gt;=25 ET Per&lt;2)</text:span></text:p>
      <text:p text:style-name="P45"><text:span text:style-name="T81"><text:s/>Si Acc=0 Alors</text:span></text:p>
      <text:p text:style-name="P45"><text:span text:style-name="T81"><text:s text:c="2"/>Situ="Orange"</text:span></text:p>
      <text:p text:style-name="P45"><text:span text:style-name="T81"><text:s/>SinonSi Acc=1 Alors</text:span></text:p>
      <text:p text:style-name="P45"><text:span text:style-name="T81"><text:s text:c="2"/>Situ="Rouge"</text:span></text:p>
      <text:p text:style-name="P45"><text:span text:style-name="T81"><text:s/>Sinon </text:span></text:p>
      <text:p text:style-name="P45"><text:span text:style-name="T81"><text:s/>Situ="Refus"</text:span></text:p>
      <text:p text:style-name="P45"><text:span text:style-name="T81"><text:s/>FinSi</text:span></text:p>
      <text:p text:style-name="P47"><text:span text:style-name="T81">Sinon </text:span></text:p>
      <text:p text:style-name="P47"><text:span text:style-name="T81"><text:s text:c="2"/>Si Acc=0 Alors</text:span></text:p>
      <text:p text:style-name="P47"><text:span text:style-name="T81"><text:s text:c="3"/>Situ="Vert"</text:span></text:p>
      <text:p text:style-name="P47"><text:span text:style-name="T81"><text:s text:c="2"/>SinonSi Acc=1 Alors</text:span></text:p>
      <text:p text:style-name="P47"><text:span text:style-name="T81"><text:s text:c="3"/>Situ="Orange"</text:span></text:p>
      <text:p text:style-name="P47"><text:soft-page-break/><text:span text:style-name="T81"><text:s/>SinonSi Acc=2</text:span></text:p>
      <text:p text:style-name="P47"><text:span text:style-name="T81"><text:s text:c="2"/>Situ="Rouge"</text:span></text:p>
      <text:p text:style-name="P47"><text:span text:style-name="T81"><text:s/>Sinon</text:span></text:p>
      <text:p text:style-name="P47"><text:span text:style-name="T81"><text:s text:c="2"/>Situ="Refus"</text:span></text:p>
      <text:p text:style-name="P47"><text:span text:style-name="T81"><text:s/>FinSi</text:span></text:p>
      <text:p text:style-name="P47"><text:span text:style-name="T81">FinSi</text:span></text:p>
      <text:p text:style-name="P47"><text:span text:style-name="T81">Si Assu&gt;=1 Alors</text:span></text:p>
      <text:p text:style-name="P47"><text:span text:style-name="T81"><text:s/>Si Situ="Vert" Alors</text:span></text:p>
      <text:p text:style-name="P47"><text:span text:style-name="T81"><text:s text:c="2"/>Situ="Bleu"</text:span></text:p>
      <text:p text:style-name="P47"><text:span text:style-name="T81"><text:s/>SinonSi Situ="Orange" Alors</text:span></text:p>
      <text:p text:style-name="P47"><text:span text:style-name="T81"><text:s text:c="2"/>Situ="Vert"</text:span></text:p>
      <text:p text:style-name="P47"><text:span text:style-name="T81"><text:s/>SinonSi Situ="Rouge" Alors</text:span></text:p>
      <text:p text:style-name="P47"><text:span text:style-name="T81"><text:s text:c="2"/>Situ="Orange"</text:span></text:p>
      <text:p text:style-name="P47"><text:span text:style-name="T109"><text:s/>FinSi</text:span></text:p>
      <text:p text:style-name="P48"><text:span text:style-name="T81">FinSi</text:span></text:p>
      <text:p text:style-name="P48"><text:span text:style-name="T81">Ecrire "Situation : ", Situ</text:span></text:p>
      <text:p text:style-name="P48"><text:span text:style-name="T81">Fin</text:span></text:p>
      <text:p text:style-name="P47"><text:span text:style-name="T81"/></text:p>
      <text:p text:style-name="P62"><text:span text:style-name="T81">Ou :</text:span></text:p>
      <text:p text:style-name="P46"><text:span text:style-name="T81"/></text:p>
      <text:p text:style-name="P26"><text:span text:style-name="T82">Variable </text:span><text:span text:style-name="T101">A</text:span><text:span text:style-name="T105">g</text:span><text:span text:style-name="T101">, </text:span><text:span text:style-name="T105">Per</text:span><text:span text:style-name="T101">, </text:span><text:span text:style-name="T105">Acc</text:span><text:span text:style-name="T101">, </text:span><text:span text:style-name="T105">Assu, </text:span><text:span text:style-name="T109">P en Numérique</text:span></text:p>
      <text:p text:style-name="P26"><text:span text:style-name="T82">Variable </text:span><text:span text:style-name="T108">Situ</text:span><text:span text:style-name="T82"> en </text:span><text:span text:style-name="T108">Caractère</text:span></text:p>
      <text:p text:style-name="P26"><text:span text:style-name="T82">Ecrire "Entrez </text:span><text:span text:style-name="T84">l'</text:span><text:span text:style-name="T105">age</text:span><text:span text:style-name="T101"> : </text:span><text:span text:style-name="T82">"<text:line-break/>Lire </text:span><text:span text:style-name="T101">A</text:span><text:span text:style-name="T105">g</text:span></text:p>
      <text:p text:style-name="P26"><text:span text:style-name="T82">Ecrire "Entrez </text:span><text:span text:style-name="T105">le nombre d'années de permis</text:span><text:span text:style-name="T101"> : </text:span><text:span text:style-name="T82">"<text:line-break/>Lire </text:span><text:span text:style-name="T105">Per</text:span></text:p>
      <text:p text:style-name="P26"><text:span text:style-name="T82">Ecrire "Entrez </text:span><text:span text:style-name="T105">le nombre d'accident</text:span><text:span text:style-name="T101">: </text:span><text:span text:style-name="T82">"<text:line-break/>Lire </text:span><text:span text:style-name="T105">Acc</text:span></text:p>
      <text:p text:style-name="P26"><text:span text:style-name="T82">Ecrire "Entrez </text:span><text:span text:style-name="T84">l</text:span><text:span text:style-name="T106">e nombre d'années d'assurance</text:span><text:span text:style-name="T101">: </text:span><text:span text:style-name="T82">"<text:line-break/>Lire </text:span><text:span text:style-name="T101">A</text:span><text:span text:style-name="T106">ssu</text:span></text:p>
      <text:p text:style-name="P48"><text:span text:style-name="T106">P</text:span><text:span text:style-name="T81">=3</text:span></text:p>
      <text:p text:style-name="P48"><text:span text:style-name="T81">Si Ag&lt;25 Alors</text:span></text:p>
      <text:p text:style-name="P48"><text:span text:style-name="T81">P=P-1</text:span></text:p>
      <text:p text:style-name="P48"><text:span text:style-name="T81">FinSi</text:span></text:p>
      <text:p text:style-name="P48"><text:span text:style-name="T81">Si Per&lt;2 Alors</text:span></text:p>
      <text:p text:style-name="P48"><text:span text:style-name="T81">P=P-1</text:span></text:p>
      <text:p text:style-name="P48"><text:span text:style-name="T81">FinSi</text:span></text:p>
      <text:p text:style-name="P48"><text:span text:style-name="T81">P=P-Acc</text:span></text:p>
      <text:p text:style-name="P48"><text:span text:style-name="T81">Si P&gt;0 <text:s/>ET Assu&gt;=1 Alors</text:span></text:p>
      <text:p text:style-name="P48"><text:span text:style-name="T81">P=P+1</text:span></text:p>
      <text:p text:style-name="P48"><text:span text:style-name="T81">FinSi</text:span></text:p>
      <text:p text:style-name="P48"><text:span text:style-name="T81">Si P=4 Alors</text:span></text:p>
      <text:p text:style-name="P48"><text:span text:style-name="T81">Situ="Bleu"</text:span></text:p>
      <text:p text:style-name="P48"><text:span text:style-name="T81">SinonSi P=3 Alors</text:span></text:p>
      <text:p text:style-name="P48"><text:span text:style-name="T81">Situ="Vert"</text:span></text:p>
      <text:p text:style-name="P48"><text:span text:style-name="T81">SinonSi P=2 Alors</text:span></text:p>
      <text:p text:style-name="P48"><text:span text:style-name="T81">Situ="Orange"</text:span></text:p>
      <text:p text:style-name="P48"><text:span text:style-name="T81">SinonSi P=1 Alors </text:span></text:p>
      <text:p text:style-name="P48"><text:span text:style-name="T81">Situ="Rouge"</text:span></text:p>
      <text:p text:style-name="P48"><text:span text:style-name="T81">SinonSi P=0 Alors</text:span></text:p>
      <text:p text:style-name="P48"><text:span text:style-name="T81">Situ="Refus"</text:span></text:p>
      <text:p text:style-name="P48"><text:span text:style-name="T81">FinSi</text:span></text:p>
      <text:p text:style-name="P48"><text:soft-page-break/><text:span text:style-name="T81">Ecrire "Situation : ", Situ</text:span></text:p>
      <text:p text:style-name="P48"><text:span text:style-name="T81">Fin</text:span></text:p>
      <text:p text:style-name="P44"><text:span text:style-name="T81"/></text:p>
      <text:p text:style-name="P24"><text:span text:style-name="T106"/></text:p>
      <text:p text:style-name="P38"><text:span text:style-name="T10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Courier New'"/>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09:14:52.340435636</meta:creation-date>
    <meta:generator>LibreOffice/7.3.4.2$Linux_X86_64 LibreOffice_project/30$Build-2</meta:generator>
    <dc:date>2022-07-12T13:15:03.476585349</dc:date>
    <meta:editing-duration>PT2H18M42S</meta:editing-duration>
    <meta:editing-cycles>28</meta:editing-cycles>
    <meta:document-statistic meta:table-count="0" meta:image-count="0" meta:object-count="0" meta:page-count="16" meta:paragraph-count="431" meta:word-count="2712" meta:character-count="14284" meta:non-whitespace-character-count="11845"/>
  </office:meta>
</office:document-meta>
</file>